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dana VF" svg:font-family="'dana VF'"/>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size="13pt" officeooo:rsid="00111aad" officeooo:paragraph-rsid="00111aad" style:font-size-asian="13pt" style:font-size-complex="13pt"/>
    </style:style>
    <style:style style:name="P2" style:family="paragraph" style:parent-style-name="Heading_20_1">
      <style:text-properties fo:font-size="10pt" style:font-size-asian="10pt" style:font-size-complex="10pt"/>
    </style:style>
    <style:style style:name="P3" style:family="paragraph" style:parent-style-name="Heading_20_1">
      <style:paragraph-properties fo:margin-top="0.0882in" fo:margin-bottom="0in" loext:contextual-spacing="false"/>
    </style:style>
    <style:style style:name="P4" style:family="paragraph" style:parent-style-name="Heading_20_1">
      <style:paragraph-properties fo:margin-top="0.0882in" fo:margin-bottom="0in" loext:contextual-spacing="false"/>
      <style:text-properties fo:font-size="13pt" style:font-size-asian="13pt" style:font-size-complex="13pt"/>
    </style:style>
    <style:style style:name="P5" style:family="paragraph" style:parent-style-name="Standard">
      <style:paragraph-properties fo:margin-left="0in" fo:margin-right="0in" fo:margin-top="0.1043in" fo:margin-bottom="0in" loext:contextual-spacing="false" fo:text-align="justify" style:justify-single-word="false" fo:text-indent="0in" style:auto-text-indent="false">
        <style:tab-stops>
          <style:tab-stop style:position="6.098in"/>
        </style:tab-stops>
      </style:paragraph-properties>
      <style:text-properties officeooo:paragraph-rsid="00111aad"/>
    </style:style>
    <style:style style:name="P6" style:family="paragraph" style:parent-style-name="Text_20_body">
      <style:paragraph-properties fo:margin-left="0in" fo:margin-right="0in" fo:margin-top="0.0047in" fo:margin-bottom="0in" loext:contextual-spacing="false" fo:text-indent="0in" style:auto-text-indent="false"/>
      <style:text-properties fo:font-size="1.5pt" fo:font-weight="bold" style:font-size-asian="1.5pt" style:font-weight-asian="bold"/>
    </style:style>
    <style:style style:name="P7" style:family="paragraph" style:parent-style-name="Text_20_body">
      <style:paragraph-properties fo:margin-left="0in" fo:margin-right="0in" fo:margin-top="0.0055in" fo:margin-bottom="0in" loext:contextual-spacing="false" fo:text-indent="0in" style:auto-text-indent="false"/>
      <style:text-properties fo:font-size="1.5pt" fo:font-weight="bold" style:font-size-asian="1.5pt" style:font-weight-asian="bold"/>
    </style:style>
    <style:style style:name="P8" style:family="paragraph" style:parent-style-name="Standard">
      <style:paragraph-properties fo:margin-left="0.0693in" fo:margin-right="0in" fo:margin-top="0.0807in" fo:margin-bottom="0in" loext:contextual-spacing="false" fo:text-align="start" style:justify-single-word="false" fo:text-indent="0in" style:auto-text-indent="false">
        <style:tab-stops>
          <style:tab-stop style:position="6.1264in"/>
        </style:tab-stops>
      </style:paragraph-properties>
    </style:style>
    <style:style style:name="P9" style:family="paragraph" style:parent-style-name="Standard">
      <style:paragraph-properties fo:margin-left="0.0693in" fo:margin-right="0in" fo:margin-top="0.0807in" fo:margin-bottom="0in" loext:contextual-spacing="false" fo:text-align="start" style:justify-single-word="false" fo:text-indent="0in" style:auto-text-indent="false">
        <style:tab-stops>
          <style:tab-stop style:position="6.2256in"/>
        </style:tab-stops>
      </style:paragraph-properties>
    </style:style>
    <style:style style:name="P10" style:family="paragraph" style:parent-style-name="Standard">
      <style:paragraph-properties fo:margin-left="0.0693in" fo:margin-right="0in" fo:margin-top="0.0807in" fo:margin-bottom="0in" loext:contextual-spacing="false" fo:text-align="start" style:justify-single-word="false" fo:text-indent="0in" style:auto-text-indent="false">
        <style:tab-stops>
          <style:tab-stop style:position="6.2528in"/>
        </style:tab-stops>
      </style:paragraph-properties>
    </style:style>
    <style:style style:name="P11" style:family="paragraph" style:parent-style-name="Standard">
      <style:paragraph-properties fo:margin-left="0.0693in" fo:margin-right="0in" fo:margin-top="0.0791in" fo:margin-bottom="0in" loext:contextual-spacing="false" fo:text-align="start" style:justify-single-word="false" fo:text-indent="0in" style:auto-text-indent="false"/>
    </style:style>
    <style:style style:name="P12" style:family="paragraph" style:parent-style-name="Standard">
      <style:paragraph-properties fo:margin-left="0.0693in" fo:margin-right="0in" fo:margin-top="0.0008in" fo:margin-bottom="0in" loext:contextual-spacing="false" fo:text-align="start" style:justify-single-word="false" fo:text-indent="0in" style:auto-text-indent="false">
        <style:tab-stops>
          <style:tab-stop style:position="6.5854in"/>
        </style:tab-stops>
      </style:paragraph-properties>
      <style:text-properties officeooo:paragraph-rsid="0030e04d"/>
    </style:style>
    <style:style style:name="P13" style:family="paragraph" style:parent-style-name="Standard">
      <style:paragraph-properties fo:margin-left="0.0693in" fo:margin-right="0in" fo:margin-top="0.0008in" fo:margin-bottom="0in" loext:contextual-spacing="false" fo:text-align="start" style:justify-single-word="false" fo:text-indent="0in" style:auto-text-indent="false">
        <style:tab-stops>
          <style:tab-stop style:position="6.2256in"/>
        </style:tab-stops>
      </style:paragraph-properties>
    </style:style>
    <style:style style:name="P14" style:family="paragraph" style:parent-style-name="Standard">
      <style:paragraph-properties fo:margin-left="0.0693in" fo:margin-right="0in" fo:margin-top="0.1043in" fo:margin-bottom="0in" loext:contextual-spacing="false" fo:text-align="start" style:justify-single-word="false" fo:text-indent="0in" style:auto-text-indent="false">
        <style:tab-stops>
          <style:tab-stop style:position="6.2256in"/>
        </style:tab-stops>
      </style:paragraph-properties>
    </style:style>
    <style:style style:name="P15" style:family="paragraph" style:parent-style-name="Standard">
      <style:paragraph-properties fo:margin-left="0.0693in" fo:margin-right="0in" fo:margin-top="0.0701in" fo:margin-bottom="0in" loext:contextual-spacing="false" fo:text-align="start" style:justify-single-word="false" fo:text-indent="0in" style:auto-text-indent="false"/>
      <style:text-properties officeooo:paragraph-rsid="001efde4"/>
    </style:style>
    <style:style style:name="P16" style:family="paragraph" style:parent-style-name="Standard">
      <style:paragraph-properties fo:margin-left="0.0693in" fo:margin-right="0in" fo:margin-top="0.1035in" fo:margin-bottom="0in" loext:contextual-spacing="false" fo:text-align="start" style:justify-single-word="false" fo:text-indent="0in" style:auto-text-indent="false">
        <style:tab-stops>
          <style:tab-stop style:position="5.9563in"/>
        </style:tab-stops>
      </style:paragraph-properties>
      <style:text-properties officeooo:paragraph-rsid="00111aad"/>
    </style:style>
    <style:style style:name="P17" style:family="paragraph" style:parent-style-name="Standard">
      <style:paragraph-properties fo:margin-left="0.0693in" fo:margin-right="0in" fo:margin-top="0.0693in" fo:margin-bottom="0in" loext:contextual-spacing="false" fo:text-align="justify" style:justify-single-word="false" fo:text-indent="0in" style:auto-text-indent="false"/>
      <style:text-properties officeooo:paragraph-rsid="00502022"/>
    </style:style>
    <style:style style:name="P18" style:family="paragraph" style:parent-style-name="Text_20_body">
      <style:paragraph-properties fo:margin-top="0.0693in" fo:margin-bottom="0in" loext:contextual-spacing="false"/>
      <style:text-properties officeooo:paragraph-rsid="00111aad"/>
    </style:style>
    <style:style style:name="P19" style:family="paragraph" style:parent-style-name="Text_20_body">
      <style:paragraph-properties fo:margin-left="0.0693in" fo:margin-right="1.5799in" fo:margin-top="0.0811in" fo:margin-bottom="0in" loext:contextual-spacing="false" fo:line-height="130%" fo:text-align="justify" style:justify-single-word="false" fo:text-indent="0in" style:auto-text-indent="false"/>
      <style:text-properties officeooo:paragraph-rsid="002e185b"/>
    </style:style>
    <style:style style:name="P20" style:family="paragraph" style:parent-style-name="Text_20_body">
      <style:paragraph-properties fo:margin-left="0.0693in" fo:margin-right="1.5799in" fo:margin-top="0.0811in" fo:margin-bottom="0in" loext:contextual-spacing="false" fo:line-height="150%" fo:text-indent="0in" style:auto-text-indent="false"/>
      <style:text-properties officeooo:paragraph-rsid="002f1022"/>
    </style:style>
    <style:style style:name="P21" style:family="paragraph" style:parent-style-name="Text_20_body">
      <style:paragraph-properties fo:margin-top="0.0689in" fo:margin-bottom="0in" loext:contextual-spacing="false"/>
      <style:text-properties officeooo:paragraph-rsid="0030e04d"/>
    </style:style>
    <style:style style:name="P22" style:family="paragraph" style:parent-style-name="Text_20_body">
      <style:paragraph-properties fo:margin-top="0.0992in" fo:margin-bottom="0in" loext:contextual-spacing="false">
        <style:tab-stops>
          <style:tab-stop style:position="7.1165in"/>
        </style:tab-stops>
      </style:paragraph-properties>
      <style:text-properties officeooo:paragraph-rsid="002d2597"/>
    </style:style>
    <style:style style:name="P23" style:family="paragraph" style:parent-style-name="Text_20_body">
      <style:paragraph-properties fo:margin-left="0in" fo:margin-right="1.1764in" fo:margin-top="0.0016in" fo:margin-bottom="0in" loext:contextual-spacing="false" fo:text-align="center" style:justify-single-word="false" fo:text-indent="0in" style:auto-text-indent="false"/>
      <style:text-properties officeooo:paragraph-rsid="0025b85f"/>
    </style:style>
    <style:style style:name="P24" style:family="paragraph" style:parent-style-name="Heading_20_1">
      <style:paragraph-properties fo:margin-top="0.048in" fo:margin-bottom="0in" loext:contextual-spacing="false"/>
    </style:style>
    <style:style style:name="P25" style:family="paragraph" style:parent-style-name="Text_20_body">
      <style:paragraph-properties fo:margin-left="0in" fo:margin-right="2.0874in" fo:margin-top="0.0898in" fo:margin-bottom="0in" loext:contextual-spacing="false" fo:line-height="130%" fo:text-align="center" style:justify-single-word="false" fo:text-indent="0in" style:auto-text-indent="false"/>
      <style:text-properties officeooo:paragraph-rsid="0025b85f"/>
    </style:style>
    <style:style style:name="P26" style:family="paragraph" style:parent-style-name="Text_20_body">
      <style:paragraph-properties fo:margin-top="0.0398in" fo:margin-bottom="0.0398in" loext:contextual-spacing="false"/>
      <style:text-properties officeooo:paragraph-rsid="00356727"/>
    </style:style>
    <style:style style:name="P27" style:family="paragraph" style:parent-style-name="Text_20_body">
      <style:paragraph-properties fo:margin-left="0.0693in" fo:margin-right="4.8543in" fo:margin-top="0.0398in" fo:margin-bottom="0.0398in" loext:contextual-spacing="false" fo:line-height="168%" fo:text-indent="0in" style:auto-text-indent="false"/>
      <style:text-properties officeooo:paragraph-rsid="003aad47"/>
    </style:style>
    <style:style style:name="P28" style:family="paragraph" style:parent-style-name="Text_20_body">
      <style:paragraph-properties fo:margin-top="0.0138in" fo:margin-bottom="0in" loext:contextual-spacing="false"/>
      <style:text-properties officeooo:paragraph-rsid="00356727"/>
    </style:style>
    <style:style style:name="P29" style:family="paragraph" style:parent-style-name="Text_20_body">
      <style:paragraph-properties fo:margin-top="0.0299in" fo:margin-bottom="0in" loext:contextual-spacing="false"/>
      <style:text-properties officeooo:paragraph-rsid="00356727"/>
    </style:style>
    <style:style style:name="P30" style:family="paragraph" style:parent-style-name="Text_20_body">
      <style:paragraph-properties fo:margin-top="0.0134in" fo:margin-bottom="0in" loext:contextual-spacing="false"/>
      <style:text-properties officeooo:paragraph-rsid="00356727"/>
    </style:style>
    <style:style style:name="P31" style:family="paragraph" style:parent-style-name="Title" style:master-page-name="Standard">
      <style:paragraph-properties style:page-number="auto"/>
      <style:text-properties officeooo:paragraph-rsid="0016a962"/>
    </style:style>
    <style:style style:name="P32" style:family="paragraph" style:parent-style-name="List_20_Paragraph" style:list-style-name="WWNum1">
      <style:paragraph-properties fo:margin-left="0.2083in" fo:margin-right="0in" fo:margin-top="0.0807in" fo:margin-bottom="0in" loext:contextual-spacing="false" fo:line-height="100%" fo:text-align="start" style:justify-single-word="false" fo:text-indent="-0.139in" style:auto-text-indent="false">
        <style:tab-stops>
          <style:tab-stop style:position="0.2083in"/>
        </style:tab-stops>
      </style:paragraph-properties>
      <style:text-properties officeooo:paragraph-rsid="00160850"/>
    </style:style>
    <style:style style:name="P33" style:family="paragraph" style:parent-style-name="List_20_Paragraph" style:list-style-name="WWNum1">
      <style:paragraph-properties fo:margin-left="0.2083in" fo:margin-right="0in" fo:margin-top="0.0811in" fo:margin-bottom="0in" loext:contextual-spacing="false" fo:line-height="100%" fo:text-align="start" style:justify-single-word="false" fo:text-indent="-0.139in" style:auto-text-indent="false">
        <style:tab-stops>
          <style:tab-stop style:position="0.2083in"/>
        </style:tab-stops>
      </style:paragraph-properties>
    </style:style>
    <style:style style:name="P34" style:family="paragraph" style:parent-style-name="List_20_Paragraph" style:list-style-name="WWNum1">
      <style:paragraph-properties fo:margin-left="0.2083in" fo:margin-right="1.6047in" fo:margin-top="0.0807in" fo:margin-bottom="0in" loext:contextual-spacing="false" fo:line-height="130%" fo:text-align="start" style:justify-single-word="false" fo:text-indent="-0.139in" style:auto-text-indent="false">
        <style:tab-stops>
          <style:tab-stop style:position="0.2083in"/>
        </style:tab-stops>
      </style:paragraph-properties>
      <style:text-properties officeooo:paragraph-rsid="00111aad"/>
    </style:style>
    <style:style style:name="P35" style:family="paragraph" style:parent-style-name="List_20_Paragraph" style:list-style-name="WWNum1">
      <style:paragraph-properties fo:margin-left="0in" fo:margin-right="1.6047in" fo:margin-top="0.0807in" fo:margin-bottom="0in" loext:contextual-spacing="false" fo:line-height="130%" fo:text-align="start" style:justify-single-word="false" fo:text-indent="0in" style:auto-text-indent="false">
        <style:tab-stops>
          <style:tab-stop style:position="0.2083in"/>
        </style:tab-stops>
      </style:paragraph-properties>
      <style:text-properties fo:font-size="10pt" fo:font-weight="bold" officeooo:paragraph-rsid="00111aad" style:font-size-asian="10pt" style:font-weight-asian="bold" style:font-size-complex="10pt" style:font-weight-complex="bold"/>
    </style:style>
    <style:style style:name="P36" style:family="paragraph" style:parent-style-name="Standard">
      <style:paragraph-properties fo:margin-left="0.0693in" fo:margin-right="0in" fo:margin-top="0.0791in" fo:margin-bottom="0in" loext:contextual-spacing="false" fo:text-align="start" style:justify-single-word="false" fo:text-indent="0in" style:auto-text-indent="false"/>
      <style:text-properties officeooo:paragraph-rsid="0072b610"/>
    </style:style>
    <style:style style:name="P37" style:family="paragraph" style:parent-style-name="Standard">
      <style:paragraph-properties fo:margin-left="0.0693in" fo:margin-right="0in" fo:margin-top="0.0693in" fo:margin-bottom="0in" loext:contextual-spacing="false" fo:text-align="start" style:justify-single-word="false" fo:text-indent="0in" style:auto-text-indent="false"/>
      <style:text-properties officeooo:paragraph-rsid="00746396"/>
    </style:style>
    <style:style style:name="P38" style:family="paragraph" style:parent-style-name="Text_20_body">
      <style:paragraph-properties fo:margin-top="0.0783in" fo:margin-bottom="0in" loext:contextual-spacing="false"/>
      <style:text-properties officeooo:paragraph-rsid="007c6194"/>
    </style:style>
    <style:style style:name="P39" style:family="paragraph" style:parent-style-name="Text_20_body">
      <style:paragraph-properties fo:margin-top="0.0398in" fo:margin-bottom="0.0398in" loext:contextual-spacing="false"/>
      <style:text-properties officeooo:paragraph-rsid="006f4f3f"/>
    </style:style>
    <style:style style:name="P40" style:family="paragraph" style:parent-style-name="Text_20_body">
      <style:paragraph-properties fo:margin-top="0.0398in" fo:margin-bottom="0.0398in" loext:contextual-spacing="false"/>
      <style:text-properties officeooo:paragraph-rsid="0070d5cd"/>
    </style:style>
    <style:style style:name="P41" style:family="paragraph" style:parent-style-name="Text_20_body">
      <style:paragraph-properties fo:margin-top="0.1063in" fo:margin-bottom="0in" loext:contextual-spacing="false">
        <style:tab-stops>
          <style:tab-stop style:position="7.0846in"/>
        </style:tab-stops>
      </style:paragraph-properties>
      <style:text-properties officeooo:paragraph-rsid="007bae80"/>
    </style:style>
    <style:style style:name="P42" style:family="paragraph" style:parent-style-name="Text_20_body">
      <style:paragraph-properties fo:margin-left="0.0693in" fo:margin-right="1.5799in" fo:margin-top="0.0811in" fo:margin-bottom="0in" loext:contextual-spacing="false" fo:line-height="130%" fo:text-align="justify" style:justify-single-word="false" fo:text-indent="0in" style:auto-text-indent="false"/>
      <style:text-properties officeooo:paragraph-rsid="002e185b"/>
    </style:style>
    <style:style style:name="P43" style:family="paragraph" style:parent-style-name="Text_20_body">
      <style:paragraph-properties fo:margin-top="0.0992in" fo:margin-bottom="0in" loext:contextual-spacing="false">
        <style:tab-stops>
          <style:tab-stop style:position="7.0689in"/>
        </style:tab-stops>
      </style:paragraph-properties>
      <style:text-properties officeooo:paragraph-rsid="007bae80"/>
    </style:style>
    <style:style style:name="P44" style:family="paragraph">
      <loext:graphic-properties draw:fill="none"/>
      <style:paragraph-properties fo:text-align="center"/>
    </style:style>
    <style:style style:name="T1" style:family="text">
      <style:text-properties style:text-scale="95%"/>
    </style:style>
    <style:style style:name="T2" style:family="text">
      <style:text-properties fo:letter-spacing="0.0102in" style:text-scale="95%"/>
    </style:style>
    <style:style style:name="T3" style:family="text">
      <style:text-properties style:text-scale="105%"/>
    </style:style>
    <style:style style:name="T4" style:family="text">
      <style:text-properties officeooo:rsid="00111aad" style:text-scale="105%"/>
    </style:style>
    <style:style style:name="T5" style:family="text">
      <style:text-properties officeooo:rsid="002f1022" style:text-scale="105%"/>
    </style:style>
    <style:style style:name="T6" style:family="text">
      <style:text-properties officeooo:rsid="00356727" style:text-scale="105%"/>
    </style:style>
    <style:style style:name="T7" style:family="text">
      <style:text-properties officeooo:rsid="00502022" style:text-scale="105%"/>
    </style:style>
    <style:style style:name="T8" style:family="text">
      <style:text-properties officeooo:rsid="0070d5cd" style:text-scale="105%"/>
    </style:style>
    <style:style style:name="T9" style:family="text">
      <style:text-properties officeooo:rsid="00791a69" style:text-scale="105%"/>
    </style:style>
    <style:style style:name="T10" style:family="text">
      <style:text-properties fo:letter-spacing="-0.0063in" style:text-scale="105%"/>
    </style:style>
    <style:style style:name="T11" style:family="text">
      <style:text-properties fo:letter-spacing="-0.0055in" style:text-scale="105%"/>
    </style:style>
    <style:style style:name="T12" style:family="text">
      <style:text-properties fo:letter-spacing="-0.0346in" style:text-scale="105%"/>
    </style:style>
    <style:style style:name="T13" style:family="text">
      <style:text-properties fo:letter-spacing="-0.0346in" fo:font-weight="bold" style:font-weight-asian="bold" style:font-weight-complex="bold" style:text-scale="105%"/>
    </style:style>
    <style:style style:name="T14" style:family="text">
      <style:text-properties fo:color="#0000ff" style:text-underline-style="solid" style:text-underline-width="auto" style:text-underline-color="#0000ff" style:text-scale="105%"/>
    </style:style>
    <style:style style:name="T15" style:family="text">
      <style:text-properties fo:color="#0000ff" fo:letter-spacing="-0.0063in" style:text-scale="105%"/>
    </style:style>
    <style:style style:name="T16" style:family="text">
      <style:text-properties fo:color="#0000ff" style:text-scale="105%"/>
    </style:style>
    <style:style style:name="T17" style:family="text">
      <style:text-properties fo:color="#0000ff" fo:letter-spacing="0.0189in" style:text-scale="105%"/>
    </style:style>
    <style:style style:name="T18" style:family="text">
      <style:text-properties fo:color="#0000ff" fo:letter-spacing="-0.0055in" style:text-underline-style="solid" style:text-underline-width="auto" style:text-underline-color="#0000ff" officeooo:rsid="0025b85f" style:text-scale="105%"/>
    </style:style>
    <style:style style:name="T19" style:family="text">
      <style:text-properties fo:color="#0000ff" fo:letter-spacing="-0.0055in" style:text-underline-style="none" officeooo:rsid="0025b85f" style:text-scale="105%"/>
    </style:style>
    <style:style style:name="T20" style:family="text">
      <style:text-properties fo:color="#0000ff" fo:letter-spacing="-0.0055in" style:text-underline-style="none" fo:font-weight="bold" officeooo:rsid="0025b85f" style:font-weight-asian="bold" style:font-weight-complex="bold" style:text-scale="105%"/>
    </style:style>
    <style:style style:name="T21" style:family="text">
      <style:text-properties fo:color="#0000ff" fo:letter-spacing="-0.0055in" style:text-underline-style="none" fo:font-weight="bold" officeooo:rsid="003aad47" style:font-weight-asian="bold" style:font-weight-complex="bold" style:text-scale="105%"/>
    </style:style>
    <style:style style:name="T22" style:family="text">
      <style:text-properties fo:color="#0000ff" fo:font-size="9pt" fo:letter-spacing="-0.0055in" style:text-underline-style="none" fo:font-weight="bold" officeooo:rsid="003aad47" style:font-size-asian="9pt" style:font-weight-asian="bold" style:font-size-complex="9pt" style:font-weight-complex="bold" style:text-scale="105%"/>
    </style:style>
    <style:style style:name="T23" style:family="text">
      <style:text-properties fo:letter-spacing="0.0043in"/>
    </style:style>
    <style:style style:name="T24" style:family="text">
      <style:text-properties fo:letter-spacing="0.0043in" officeooo:rsid="0031872e"/>
    </style:style>
    <style:style style:name="T25" style:family="text">
      <style:text-properties fo:letter-spacing="0.0047in"/>
    </style:style>
    <style:style style:name="T26" style:family="text">
      <style:text-properties fo:letter-spacing="0.0047in" officeooo:rsid="005ba507"/>
    </style:style>
    <style:style style:name="T27" style:family="text">
      <style:text-properties fo:letter-spacing="0.0047in" officeooo:rsid="0063b8b8"/>
    </style:style>
    <style:style style:name="T28" style:family="text">
      <style:text-properties fo:letter-spacing="0.0047in" officeooo:rsid="0063b616"/>
    </style:style>
    <style:style style:name="T29" style:family="text">
      <style:text-properties fo:letter-spacing="0.0146in"/>
    </style:style>
    <style:style style:name="T30" style:family="text">
      <style:text-properties fo:font-size="10pt" fo:font-weight="bold" style:font-size-asian="10pt" style:font-weight-asian="bold"/>
    </style:style>
    <style:style style:name="T31" style:family="text">
      <style:text-properties fo:font-size="10pt" fo:font-weight="bold" style:font-size-asian="10pt" style:font-weight-asian="bold" style:text-scale="105%"/>
    </style:style>
    <style:style style:name="T32" style:family="text">
      <style:text-properties fo:font-size="10pt" fo:letter-spacing="0.0035in" fo:font-weight="bold" style:font-size-asian="10pt" style:font-weight-asian="bold"/>
    </style:style>
    <style:style style:name="T33" style:family="text">
      <style:text-properties fo:font-size="10pt" style:text-underline-style="solid" style:text-underline-width="auto" style:text-underline-color="font-color" fo:font-weight="bold" style:font-size-asian="10pt" style:font-weight-asian="bold"/>
    </style:style>
    <style:style style:name="T34" style:family="text">
      <style:text-properties fo:font-size="10pt" fo:letter-spacing="0.0008in" style:text-underline-style="solid" style:text-underline-width="auto" style:text-underline-color="font-color" fo:font-weight="bold" style:font-size-asian="10pt" style:font-weight-asian="bold"/>
    </style:style>
    <style:style style:name="T35" style:family="text">
      <style:text-properties fo:font-size="10pt" fo:letter-spacing="0.0043in" style:text-underline-style="solid" style:text-underline-width="auto" style:text-underline-color="font-color" fo:font-weight="bold" style:font-size-asian="10pt" style:font-weight-asian="bold"/>
    </style:style>
    <style:style style:name="T36" style:family="text">
      <style:text-properties fo:font-size="10pt" fo:letter-spacing="0.0083in" style:text-underline-style="solid" style:text-underline-width="auto" style:text-underline-color="font-color" fo:font-weight="bold" style:font-size-asian="10pt" style:font-weight-asian="bold"/>
    </style:style>
    <style:style style:name="T37" style:family="text">
      <style:text-properties fo:font-size="10pt" fo:letter-spacing="0.0098in" fo:font-weight="bold" style:font-size-asian="10pt" style:font-weight-asian="bold"/>
    </style:style>
    <style:style style:name="T38" style:family="text">
      <style:text-properties fo:font-size="10pt" fo:letter-spacing="0.0102in" fo:font-weight="bold" style:font-size-asian="10pt" style:font-weight-asian="bold"/>
    </style:style>
    <style:style style:name="T39" style:family="text">
      <style:text-properties fo:font-size="10pt" fo:letter-spacing="0.0028in" fo:font-weight="bold" style:font-size-asian="10pt" style:font-weight-asian="bold"/>
    </style:style>
    <style:style style:name="T40" style:family="text">
      <style:text-properties fo:font-size="10pt" style:text-underline-style="none" fo:font-weight="bold" style:font-size-asian="10pt" style:font-weight-asian="bold"/>
    </style:style>
    <style:style style:name="T41" style:family="text">
      <style:text-properties fo:font-size="10pt" style:text-underline-style="none" fo:font-weight="bold" style:font-size-asian="10pt" style:font-weight-asian="bold" style:text-scale="105%"/>
    </style:style>
    <style:style style:name="T42" style:family="text">
      <style:text-properties style:text-position="13% 100%" fo:font-size="8pt" style:font-size-asian="8pt"/>
    </style:style>
    <style:style style:name="T43" style:family="text">
      <style:text-properties style:text-position="13% 100%" fo:font-size="8pt" fo:letter-spacing="-0.0008in" style:font-size-asian="8pt"/>
    </style:style>
    <style:style style:name="T44" style:family="text">
      <style:text-properties style:text-position="13% 100%" fo:font-size="8pt" fo:letter-spacing="-0.0055in" style:text-underline-style="none" style:font-size-asian="8pt" style:text-scale="105%"/>
    </style:style>
    <style:style style:name="T45" style:family="text">
      <style:text-properties style:text-position="13% 100%" fo:font-size="8pt" fo:letter-spacing="-0.0028in" style:font-size-asian="8pt"/>
    </style:style>
    <style:style style:name="T46" style:family="text">
      <style:text-properties style:text-position="13% 100%" fo:font-size="8pt" fo:letter-spacing="-0.002in" style:font-size-asian="8pt"/>
    </style:style>
    <style:style style:name="T47" style:family="text">
      <style:text-properties style:text-position="13% 100%" fo:font-size="8pt" fo:letter-spacing="-0.0043in" style:font-size-asian="8pt"/>
    </style:style>
    <style:style style:name="T48" style:family="text">
      <style:text-properties style:text-position="13% 100%" fo:font-size="8pt" fo:letter-spacing="-0.0035in" style:font-size-asian="8pt"/>
    </style:style>
    <style:style style:name="T49" style:family="text">
      <style:text-properties style:text-position="13% 100%" fo:font-size="8pt" fo:letter-spacing="-0.0016in" style:font-size-asian="8pt"/>
    </style:style>
    <style:style style:name="T50" style:family="text">
      <style:text-properties style:text-position="13% 100%" fo:font-size="8pt" style:text-underline-style="none" style:font-size-asian="8pt" style:text-scale="105%"/>
    </style:style>
    <style:style style:name="T51" style:family="text">
      <style:text-properties fo:font-size="8pt" style:font-size-asian="8pt" style:text-scale="105%"/>
    </style:style>
    <style:style style:name="T52" style:family="text">
      <style:text-properties fo:font-size="8pt" officeooo:rsid="00111aad" style:font-size-asian="8pt" style:text-scale="105%"/>
    </style:style>
    <style:style style:name="T53" style:family="text">
      <style:text-properties fo:font-size="8pt" fo:font-weight="bold" style:font-size-asian="8pt" style:font-weight-asian="bold"/>
    </style:style>
    <style:style style:name="T54" style:family="text">
      <style:text-properties fo:font-size="8pt" fo:font-weight="bold" style:font-size-asian="8pt" style:font-weight-asian="bold" style:text-scale="105%"/>
    </style:style>
    <style:style style:name="T55" style:family="text">
      <style:text-properties fo:font-size="8pt" fo:font-weight="bold" officeooo:rsid="0072b610" style:font-size-asian="8pt" style:font-weight-asian="bold" style:text-scale="105%"/>
    </style:style>
    <style:style style:name="T56" style:family="text">
      <style:text-properties fo:font-size="8pt" fo:font-weight="bold" officeooo:rsid="00502022" style:font-size-asian="8pt" style:font-weight-asian="bold"/>
    </style:style>
    <style:style style:name="T57" style:family="text">
      <style:text-properties fo:font-size="8pt" fo:letter-spacing="-0.0035in" fo:font-weight="bold" style:font-size-asian="8pt" style:font-weight-asian="bold" style:text-scale="105%"/>
    </style:style>
    <style:style style:name="T58" style:family="text">
      <style:text-properties fo:font-size="8pt" fo:letter-spacing="-0.0028in" fo:font-weight="bold" style:font-size-asian="8pt" style:font-weight-asian="bold" style:text-scale="105%"/>
    </style:style>
    <style:style style:name="T59" style:family="text">
      <style:text-properties fo:font-size="8pt" fo:letter-spacing="0.0008in" fo:font-weight="bold" style:font-size-asian="8pt" style:font-weight-asian="bold"/>
    </style:style>
    <style:style style:name="T60" style:family="text">
      <style:text-properties fo:font-size="8pt" fo:letter-spacing="0.0008in" fo:font-weight="bold" officeooo:rsid="001b0da2" style:font-size-asian="8pt" style:font-weight-asian="bold"/>
    </style:style>
    <style:style style:name="T61" style:family="text">
      <style:text-properties fo:font-size="8pt" fo:letter-spacing="0.0008in" fo:font-weight="bold" officeooo:rsid="00502022" style:font-size-asian="8pt" style:font-weight-asian="bold"/>
    </style:style>
    <style:style style:name="T62" style:family="text">
      <style:text-properties fo:font-size="8pt" fo:letter-spacing="0.0008in" fo:font-weight="bold" officeooo:rsid="00502022" style:font-size-asian="8pt" style:font-weight-asian="bold" style:text-scale="105%"/>
    </style:style>
    <style:style style:name="T63" style:family="text">
      <style:text-properties fo:font-size="8pt" fo:letter-spacing="0.0008in" fo:font-weight="bold" officeooo:rsid="00746396" style:font-size-asian="8pt" style:font-weight-asian="bold" style:text-scale="105%"/>
    </style:style>
    <style:style style:name="T64" style:family="text">
      <style:text-properties fo:font-size="8pt" fo:letter-spacing="0.0008in" fo:font-weight="bold" officeooo:rsid="0075d5c7" style:font-size-asian="8pt" style:font-weight-asian="bold" style:text-scale="105%"/>
    </style:style>
    <style:style style:name="T65" style:family="text">
      <style:text-properties fo:font-size="8pt" fo:letter-spacing="0.0016in" fo:font-weight="bold" style:font-size-asian="8pt" style:font-weight-asian="bold"/>
    </style:style>
    <style:style style:name="T66" style:family="text">
      <style:text-properties fo:font-size="8pt" fo:letter-spacing="0.0016in" fo:font-weight="bold" officeooo:rsid="001b0da2" style:font-size-asian="8pt" style:font-weight-asian="bold"/>
    </style:style>
    <style:style style:name="T67" style:family="text">
      <style:text-properties fo:font-size="8pt" fo:letter-spacing="0.0016in" fo:font-weight="bold" officeooo:rsid="001efde4" style:font-size-asian="8pt" style:font-weight-asian="bold"/>
    </style:style>
    <style:style style:name="T68" style:family="text">
      <style:text-properties fo:font-size="8pt" fo:letter-spacing="-0.0063in" fo:font-weight="bold" style:font-size-asian="8pt" style:font-weight-asian="bold"/>
    </style:style>
    <style:style style:name="T69" style:family="text">
      <style:text-properties fo:font-size="8pt" fo:letter-spacing="-0.0063in" fo:font-weight="bold" style:font-size-asian="8pt" style:font-weight-asian="bold" style:text-scale="105%"/>
    </style:style>
    <style:style style:name="T70" style:family="text">
      <style:text-properties fo:font-size="8pt" fo:letter-spacing="-0.0063in" fo:font-weight="bold" officeooo:rsid="001b0da2" style:font-size-asian="8pt" style:font-weight-asian="bold"/>
    </style:style>
    <style:style style:name="T71" style:family="text">
      <style:text-properties fo:font-size="8pt" fo:letter-spacing="-0.0063in" fo:font-weight="bold" officeooo:rsid="00534619" style:font-size-asian="8pt" style:font-weight-asian="bold"/>
    </style:style>
    <style:style style:name="T72" style:family="text">
      <style:text-properties fo:font-size="8pt" fo:letter-spacing="-0.0055in" fo:font-weight="bold" style:font-size-asian="8pt" style:font-weight-asian="bold" style:text-scale="105%"/>
    </style:style>
    <style:style style:name="T73" style:family="text">
      <style:text-properties fo:font-size="8pt" fo:letter-spacing="0.002in" fo:font-weight="bold" style:font-size-asian="8pt" style:font-weight-asian="bold"/>
    </style:style>
    <style:style style:name="T74" style:family="text">
      <style:text-properties fo:font-size="8pt" fo:letter-spacing="0.002in" fo:font-weight="bold" officeooo:rsid="00242730" style:font-size-asian="8pt" style:font-weight-asian="bold"/>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style:text-scale="105%"/>
    </style:style>
    <style:style style:name="T77" style:family="text">
      <style:text-properties fo:letter-spacing="-0.002in"/>
    </style:style>
    <style:style style:name="T78" style:family="text">
      <style:text-properties fo:letter-spacing="-0.002in" style:text-underline-style="solid" style:text-underline-width="auto" style:text-underline-color="font-color" style:text-scale="105%"/>
    </style:style>
    <style:style style:name="T79" style:family="text">
      <style:text-properties fo:letter-spacing="-0.002in" style:text-scale="105%"/>
    </style:style>
    <style:style style:name="T80" style:family="text">
      <style:text-properties fo:letter-spacing="0.0008in" style:text-scale="105%"/>
    </style:style>
    <style:style style:name="T81" style:family="text">
      <style:text-properties fo:letter-spacing="0.0016in" style:text-scale="105%"/>
    </style:style>
    <style:style style:name="T82" style:family="text">
      <style:text-properties fo:letter-spacing="0.002in" style:text-scale="105%"/>
    </style:style>
    <style:style style:name="T83" style:family="text">
      <style:text-properties fo:letter-spacing="0.002in" officeooo:rsid="001225d7" style:text-scale="105%"/>
    </style:style>
    <style:style style:name="T84" style:family="text">
      <style:text-properties fo:letter-spacing="-0.0043in" style:text-scale="105%"/>
    </style:style>
    <style:style style:name="T85" style:family="text">
      <style:text-properties fo:letter-spacing="-0.0043in" officeooo:rsid="0032cf64" style:text-scale="105%"/>
    </style:style>
    <style:style style:name="T86" style:family="text">
      <style:text-properties fo:letter-spacing="-0.0035in" style:text-scale="105%"/>
    </style:style>
    <style:style style:name="T87" style:family="text">
      <style:text-properties fo:letter-spacing="-0.0035in" officeooo:rsid="002f1022" style:text-scale="105%"/>
    </style:style>
    <style:style style:name="T88" style:family="text">
      <style:text-properties fo:letter-spacing="-0.0035in" officeooo:rsid="0077d1c3" style:text-scale="105%"/>
    </style:style>
    <style:style style:name="T89" style:family="text">
      <style:text-properties fo:font-size="9pt" style:font-size-asian="9pt" style:text-scale="105%"/>
    </style:style>
    <style:style style:name="T90" style:family="text">
      <style:text-properties fo:font-size="9pt" officeooo:rsid="00142164" style:font-size-asian="9pt" style:text-scale="105%"/>
    </style:style>
    <style:style style:name="T91" style:family="text">
      <style:text-properties fo:font-size="9pt" officeooo:rsid="005d2149" style:font-size-asian="9pt" style:text-scale="105%"/>
    </style:style>
    <style:style style:name="T92" style:family="text">
      <style:text-properties fo:font-size="9pt" fo:letter-spacing="0.002in" style:font-size-asian="9pt" style:text-scale="105%"/>
    </style:style>
    <style:style style:name="T93" style:family="text">
      <style:text-properties fo:font-size="9pt" fo:letter-spacing="0.0028in" style:font-size-asian="9pt" style:text-scale="105%"/>
    </style:style>
    <style:style style:name="T94" style:family="text">
      <style:text-properties fo:font-size="9pt" fo:letter-spacing="0.0008in" style:font-size-asian="9pt" style:text-scale="105%"/>
    </style:style>
    <style:style style:name="T95" style:family="text">
      <style:text-properties fo:font-size="9pt" fo:letter-spacing="0.0016in" style:font-size-asian="9pt" style:text-scale="105%"/>
    </style:style>
    <style:style style:name="T96" style:family="text">
      <style:text-properties fo:font-size="9pt" fo:letter-spacing="-0.0071in" style:font-size-asian="9pt" style:text-scale="105%"/>
    </style:style>
    <style:style style:name="T97" style:family="text">
      <style:text-properties fo:font-size="9pt" fo:letter-spacing="-0.0063in" style:font-size-asian="9pt" style:text-scale="105%"/>
    </style:style>
    <style:style style:name="T98" style:family="text">
      <style:text-properties fo:font-size="9pt" fo:letter-spacing="-0.0063in" officeooo:rsid="003c9fd9" style:font-size-asian="9pt" style:text-scale="105%"/>
    </style:style>
    <style:style style:name="T99" style:family="text">
      <style:text-properties fo:font-size="9pt" fo:letter-spacing="-0.0035in" fo:font-weight="normal" style:font-size-asian="9pt" style:font-weight-asian="normal" style:font-size-complex="9pt" style:font-weight-complex="normal" style:text-scale="105%"/>
    </style:style>
    <style:style style:name="T100" style:family="text">
      <style:text-properties fo:font-size="9pt" fo:letter-spacing="0.0047in" officeooo:rsid="000db691" style:font-size-asian="9pt" style:font-size-complex="9pt"/>
    </style:style>
    <style:style style:name="T101" style:family="text">
      <style:text-properties fo:font-size="9pt" fo:letter-spacing="0.0047in" officeooo:rsid="0046535f" style:font-size-asian="9pt" style:font-size-complex="9pt"/>
    </style:style>
    <style:style style:name="T102" style:family="text">
      <style:text-properties fo:font-size="9pt" fo:letter-spacing="0.0047in" officeooo:rsid="004ba0d7" style:font-size-asian="9pt" style:font-size-complex="9pt"/>
    </style:style>
    <style:style style:name="T103" style:family="text">
      <style:text-properties fo:font-size="9pt" fo:letter-spacing="0.0047in" officeooo:rsid="004c01cb" style:font-size-asian="9pt" style:font-size-complex="9pt"/>
    </style:style>
    <style:style style:name="T104" style:family="text">
      <style:text-properties fo:font-size="9pt" fo:letter-spacing="0.0047in" officeooo:rsid="004c1052" style:font-size-asian="9pt" style:font-size-complex="9pt"/>
    </style:style>
    <style:style style:name="T105" style:family="text">
      <style:text-properties fo:font-size="9pt" fo:letter-spacing="0.0047in" officeooo:rsid="0072b610" style:font-size-asian="9pt" style:font-size-complex="9pt"/>
    </style:style>
    <style:style style:name="T106" style:family="text">
      <style:text-properties fo:font-size="9pt" fo:letter-spacing="0.0047in" officeooo:rsid="00791a69" style:font-size-asian="9pt" style:font-size-complex="9pt"/>
    </style:style>
    <style:style style:name="T107" style:family="text">
      <style:text-properties fo:font-size="9pt" fo:letter-spacing="0.0047in" officeooo:rsid="004d757e" style:font-size-asian="9pt" style:font-size-complex="9pt"/>
    </style:style>
    <style:style style:name="T108" style:family="text">
      <style:text-properties fo:font-size="9pt" fo:letter-spacing="0.0047in" officeooo:rsid="005ba507" style:font-size-asian="9pt" style:font-size-complex="9pt"/>
    </style:style>
    <style:style style:name="T109" style:family="text">
      <style:text-properties fo:font-size="9pt" fo:letter-spacing="0.0043in" officeooo:rsid="000db691" style:font-size-asian="9pt" style:font-size-complex="9pt"/>
    </style:style>
    <style:style style:name="T110" style:family="text">
      <style:text-properties fo:font-size="9pt" fo:letter-spacing="0.0043in" officeooo:rsid="00103a2c" style:font-size-asian="9pt" style:font-size-complex="9pt"/>
    </style:style>
    <style:style style:name="T111" style:family="text">
      <style:text-properties fo:font-size="9pt" fo:letter-spacing="0.0043in" officeooo:rsid="000db691" style:font-size-asian="9pt" style:font-size-complex="9pt" style:text-scale="105%"/>
    </style:style>
    <style:style style:name="T112" style:family="text">
      <style:text-properties fo:font-size="9pt" fo:letter-spacing="0.0043in" officeooo:rsid="0046535f" style:font-size-asian="9pt" style:font-size-complex="9pt"/>
    </style:style>
    <style:style style:name="T113" style:family="text">
      <style:text-properties fo:font-size="9pt" fo:letter-spacing="0.0043in" officeooo:rsid="004d757e" style:font-size-asian="9pt" style:font-size-complex="9pt"/>
    </style:style>
    <style:style style:name="T114" style:family="text">
      <style:text-properties fo:font-size="9pt" fo:letter-spacing="0.0043in" officeooo:rsid="005b9d21" style:font-size-asian="9pt" style:font-size-complex="9pt"/>
    </style:style>
    <style:style style:name="T115" style:family="text">
      <style:text-properties fo:font-size="9pt" style:text-underline-style="solid" style:text-underline-width="auto" style:text-underline-color="font-color" fo:font-weight="normal" style:font-size-asian="9pt" style:font-weight-asian="normal" style:font-size-complex="9pt" style:font-weight-complex="normal" style:text-scale="105%"/>
    </style:style>
    <style:style style:name="T116" style:family="text">
      <style:text-properties fo:font-size="9pt" fo:letter-spacing="0.0055in" style:text-underline-style="solid" style:text-underline-width="auto" style:text-underline-color="font-color" fo:font-weight="normal" style:font-size-asian="9pt" style:font-weight-asian="normal" style:font-size-complex="9pt" style:font-weight-complex="normal" style:text-scale="105%"/>
    </style:style>
    <style:style style:name="T117" style:family="text">
      <style:text-properties fo:font-size="9pt" fo:font-weight="normal" style:font-size-asian="9pt" style:font-weight-asian="normal" style:font-size-complex="9pt" style:font-weight-complex="normal" style:text-scale="105%"/>
    </style:style>
    <style:style style:name="T118" style:family="text">
      <style:text-properties fo:letter-spacing="-0.0098in" style:text-scale="105%"/>
    </style:style>
    <style:style style:name="T119" style:family="text">
      <style:text-properties fo:letter-spacing="-0.0091in" style:text-scale="105%"/>
    </style:style>
    <style:style style:name="T120" style:family="text">
      <style:text-properties fo:letter-spacing="-0.0091in" officeooo:rsid="00160850" style:text-scale="105%"/>
    </style:style>
    <style:style style:name="T121" style:family="text">
      <style:text-properties fo:letter-spacing="-0.0028in" style:text-scale="105%"/>
    </style:style>
    <style:style style:name="T122" style:family="text">
      <style:text-properties fo:letter-spacing="0.0035in"/>
    </style:style>
    <style:style style:name="T123" style:family="text">
      <style:text-properties fo:letter-spacing="-0.0016in"/>
    </style:style>
    <style:style style:name="T124" style:family="text">
      <style:text-properties fo:letter-spacing="0.0291in" style:text-scale="105%"/>
    </style:style>
    <style:style style:name="T125" style:family="text">
      <style:text-properties style:text-position="6% 100%" fo:font-size="8pt" style:font-size-asian="8pt"/>
    </style:style>
    <style:style style:name="T126" style:family="text">
      <style:text-properties style:text-position="6% 100%" fo:font-size="8pt" style:font-size-asian="8pt" style:text-scale="105%"/>
    </style:style>
    <style:style style:name="T127" style:family="text">
      <style:text-properties style:text-position="6% 100%" fo:font-size="8pt" style:font-size-asian="8pt" style:text-scale="95%"/>
    </style:style>
    <style:style style:name="T128" style:family="text">
      <style:text-properties style:text-position="6% 100%" fo:font-size="8pt" fo:letter-spacing="-0.0016in" style:font-size-asian="8pt"/>
    </style:style>
    <style:style style:name="T129" style:family="text">
      <style:text-properties style:text-position="6% 100%" fo:font-size="8pt" fo:letter-spacing="-0.002in" style:font-size-asian="8pt" style:text-scale="105%"/>
    </style:style>
    <style:style style:name="T130" style:family="text">
      <style:text-properties style:text-position="6% 100%" fo:font-size="8pt" fo:letter-spacing="0.0083in" style:font-size-asian="8pt" style:text-scale="95%"/>
    </style:style>
    <style:style style:name="T131" style:family="text">
      <style:text-properties fo:letter-spacing="0.0654in"/>
    </style:style>
    <style:style style:name="T132" style:family="text">
      <style:text-properties fo:font-weight="bold" style:font-weight-asian="bold" style:font-weight-complex="bold"/>
    </style:style>
    <style:style style:name="T133" style:family="text">
      <style:text-properties style:font-name="Arial" fo:font-size="9pt" officeooo:rsid="003b3902" style:font-name-asian="Arial2" style:font-size-asian="9pt" style:font-name-complex="Arial2" style:font-size-complex="9pt" style:text-scale="105%"/>
    </style:style>
    <style:style style:name="T134" style:family="text">
      <style:text-properties style:font-name="Arial" fo:font-size="9pt" officeooo:rsid="00485782" style:font-name-asian="Arial2" style:font-size-asian="9pt" style:font-name-complex="Arial2" style:font-size-complex="9pt"/>
    </style:style>
    <style:style style:name="T135" style:family="text">
      <style:text-properties style:font-name="Arial" fo:font-size="9pt" officeooo:rsid="003c9fd9" style:font-name-asian="Arial2" style:font-size-asian="9pt" style:font-name-complex="Arial2" style:text-scale="105%"/>
    </style:style>
    <style:style style:name="T136" style:family="text">
      <style:text-properties style:font-name="Arial" fo:font-size="9pt" fo:letter-spacing="0.0047in" officeooo:rsid="000db691" style:font-name-asian="Arial2" style:font-size-asian="9pt" style:font-name-complex="Arial2" style:font-size-complex="9pt"/>
    </style:style>
    <style:style style:name="T137" style:family="text">
      <style:text-properties style:font-name="Arial" fo:font-size="9pt" fo:letter-spacing="0.0043in" officeooo:rsid="000db691" style:font-name-asian="Arial2" style:font-size-asian="9pt" style:font-name-complex="Arial2" style:font-size-complex="9pt"/>
    </style:style>
    <style:style style:name="T138" style:family="text">
      <style:text-properties style:font-name="Arial" fo:font-size="9pt" fo:letter-spacing="0.0043in" officeooo:rsid="00111aad" style:font-name-asian="Arial2" style:font-size-asian="9pt" style:font-name-complex="Arial2" style:font-size-complex="9pt"/>
    </style:style>
    <style:style style:name="T139" style:family="text">
      <style:text-properties style:font-name="Arial" fo:font-size="9pt" fo:letter-spacing="0.0043in" officeooo:rsid="0054651f" style:font-name-asian="Arial2" style:font-size-asian="9pt" style:font-name-complex="Arial2" style:font-size-complex="9pt"/>
    </style:style>
    <style:style style:name="T140" style:family="text">
      <style:text-properties style:font-name="Arial" fo:font-size="9pt" fo:letter-spacing="0.0043in" officeooo:rsid="00142164" style:font-name-asian="Arial2" style:font-size-asian="9pt" style:font-name-complex="Arial2" style:font-size-complex="9pt"/>
    </style:style>
    <style:style style:name="T141" style:family="text">
      <style:text-properties style:font-name="Arial" fo:font-size="9pt" fo:letter-spacing="0.0043in" officeooo:rsid="006ae2e3" style:font-name-asian="Arial2" style:font-size-asian="9pt" style:font-name-complex="Arial2" style:font-size-complex="9pt"/>
    </style:style>
    <style:style style:name="T142" style:family="text">
      <style:text-properties fo:font-weight="normal" style:font-weight-asian="normal" style:font-weight-complex="normal"/>
    </style:style>
    <style:style style:name="T143" style:family="text">
      <style:text-properties officeooo:rsid="0016a962"/>
    </style:style>
    <style:style style:name="T144" style:family="text">
      <style:text-properties fo:color="#000000" style:text-underline-style="none" officeooo:rsid="0025b85f" style:text-scale="105%"/>
    </style:style>
    <style:style style:name="T145" style:family="text">
      <style:text-properties fo:color="#000000" fo:letter-spacing="-0.0346in" style:text-underline-style="none" officeooo:rsid="0025b85f" style:text-scale="105%"/>
    </style:style>
    <style:style style:name="T146" style:family="text">
      <style:text-properties fo:color="#000000" fo:letter-spacing="-0.0346in" style:text-underline-style="none" fo:font-weight="bold" officeooo:rsid="0025b85f" style:font-weight-asian="bold" style:font-weight-complex="bold" style:text-scale="105%"/>
    </style:style>
    <style:style style:name="T147" style:family="text">
      <style:text-properties fo:color="#000000" fo:font-size="9pt" fo:letter-spacing="0.0043in" style:text-underline-style="none" fo:font-weight="bold" officeooo:rsid="000db691" style:font-size-asian="9pt" style:font-weight-asian="bold" style:font-size-complex="9pt" style:font-weight-complex="bold" style:text-scale="105%"/>
    </style:style>
    <style:style style:name="T148" style:family="text">
      <style:text-properties officeooo:rsid="0030e04d"/>
    </style:style>
    <style:style style:name="T149" style:family="text">
      <style:text-properties officeooo:rsid="0031872e"/>
    </style:style>
    <style:style style:name="T150" style:family="text">
      <style:text-properties officeooo:rsid="00485782"/>
    </style:style>
    <style:style style:name="T151" style:family="text">
      <style:text-properties officeooo:rsid="0063b616"/>
    </style:style>
    <style:style style:name="T152" style:family="text">
      <style:text-properties officeooo:rsid="00677930"/>
    </style:style>
    <style:style style:name="T153" style:family="text">
      <style:text-properties style:text-position="super 58%" style:text-scale="105%"/>
    </style:style>
    <style:style style:name="T154" style:family="text">
      <style:text-properties style:text-position="super 58%" officeooo:rsid="007bae80" style:text-scale="105%"/>
    </style:style>
    <style:style style:name="T155" style:family="text">
      <style:text-properties style:text-position="super 58%" fo:letter-spacing="-0.0043in" officeooo:rsid="0032cf64" style:text-scale="105%"/>
    </style:style>
    <style:style style:name="T156" style:family="text">
      <style:text-properties style:text-position="0% 100%"/>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000000" draw:stroke-linejoin="round" svg:stroke-linecap="butt" draw:fill="none" draw:textarea-horizontal-align="center" draw:textarea-vertical-align="top" draw:auto-grow-height="false" fo:padding-top="0.0071in" fo:padding-bottom="0.0071in" fo:padding-left="0.0071in" fo:padding-right="0.0071in" fo:margin-left="0in" fo:margin-right="0in" fo:margin-top="0in" fo:margin-bottom="0in"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1"><text:span text:style-name="T1">OMAR</text:span><text:span text:style-name="T2"> </text:span><text:span text:style-name="T1">SHERIF</text:span><text:span text:style-name="T2"> </text:span><text:span text:style-name="T1">ALI</text:span><text:span text:style-name="T2"> </text:span><text:span text:style-name="T1">HASSAN</text:span></text:p>
        <text:p text:style-name="P25"><text:span text:style-name="T3"><text:s text:c="56"/>3rd</text:span><text:span text:style-name="T10"> </text:span><text:span text:style-name="T3">year</text:span><text:span text:style-name="T11"> </text:span><text:span text:style-name="T3">Computer</text:span><text:span text:style-name="T10"> </text:span><text:span text:style-name="T3">Science</text:span><text:span text:style-name="T11"> </text:span><text:span text:style-name="T3">and</text:span><text:span text:style-name="T10"> </text:span><text:span text:style-name="T3">Engineering</text:span><text:span text:style-name="T11"> </text:span><text:span text:style-name="T3">Undergraduate</text:span><text:span text:style-name="T12"> <text:s text:c="3"/><text:tab/> <text:s text:c="49"/></text:span><text:span text:style-name="T145">•</text:span><text:span text:style-name="T19"> </text:span><text:span text:style-name="T12"><text:s text:c="2"/></text:span><text:a xlink:type="simple" xlink:href="mailto:Omar.sherif9992@gmail.com" text:style-name="Standard" text:visited-style-name="Standard"><text:span text:style-name="T14">Omar.sherif9992@gmail.com</text:span></text:a><text:a xlink:type="simple" xlink:href="mailto:Omar.sherif9992@gmail.com" text:style-name="Standard" text:visited-style-name="Standard"><text:span text:style-name="T15"> </text:span></text:a><text:span text:style-name="T15"><text:s/></text:span><text:span text:style-name="T3">• <text:s/></text:span><text:span text:style-name="T14">+201008757772 </text:span><text:span text:style-name="T144">• </text:span><text:span text:style-name="T19"><text:s/></text:span><text:span text:style-name="T18">Maadi , Cairo ,Egypt</text:span></text:p>
        <text:p text:style-name="P23"><text:span text:style-name="T144">•</text:span><text:span text:style-name="T19"> <text:s/></text:span><text:a xlink:type="simple" xlink:href="https://www.linkedin.com/in/omar-sherif-2152021a3/" text:style-name="Standard" text:visited-style-name="Standard"><text:span text:style-name="T14">https://www.linkedin.com/in/omar-sherif-2152021a3/</text:span></text:a><text:a xlink:type="simple" xlink:href="https://www.linkedin.com/in/omar-sherif-2152021a3/" text:style-name="Standard" text:visited-style-name="Standard"><text:span text:style-name="T16"> </text:span></text:a><text:a xlink:type="simple" xlink:href="https://www.linkedin.com/in/omar-sherif-2152021a3/" text:style-name="Standard" text:visited-style-name="Standard"><text:span text:style-name="T17"><text:s/></text:span></text:a><text:span text:style-name="T3">• <text:s/></text:span><text:a xlink:type="simple" xlink:href="https://github.com/omar-sherif9992" text:style-name="Standard" text:visited-style-name="Standard"><text:span text:style-name="T14">https://github.com/omar-sherif9992</text:span></text:a></text:p>
        <text:h text:style-name="P3" text:outline-level="2">Skills</text:h>
        <text:p text:style-name="P6"><draw:line text:anchor-type="char" draw:z-index="0" draw:name="Shape1" draw:style-name="gr1" draw:text-style-name="P44" svg:x1="7.8803in" svg:y1="0.0461in" svg:x2="0.3902in" svg:y2="0.0461in"><text:p/></draw:line></text:p>
        <text:p text:style-name="P38">•Java •Python •JavaScript<text:span text:style-name="T25"> </text:span>•MERN<text:span text:style-name="T25"> </text:span>Stack •<text:span text:style-name="T152">N</text:span><text:span text:style-name="T151">ext.js </text:span><text:span text:style-name="T26">•</text:span><text:span text:style-name="T27">Typescript</text:span><text:span text:style-name="T28"> </text:span><text:span text:style-name="T100">•</text:span><text:span text:style-name="T109">HTML/CSS/Bootstrap/</text:span><text:span text:style-name="T113">Tailwind</text:span><text:span text:style-name="T109">/</text:span><text:span text:style-name="T113">Sass •SQL</text:span><text:span text:style-name="T107"> •</text:span><text:span text:style-name="T108">MQL </text:span><text:span text:style-name="T109">•Machine</text:span><text:span text:style-name="T100"> </text:span><text:span text:style-name="T109">learning</text:span></text:p>
        <text:p text:style-name="P39"><text:span text:style-name="T100">•</text:span><text:span text:style-name="T101">PostmanAPI </text:span><text:span text:style-name="T140">•Flutter/dart</text:span><text:span text:style-name="T101"> </text:span><text:span text:style-name="T137">•</text:span><text:span text:style-name="T141">ASP.NET </text:span><text:span text:style-name="T109">•Version</text:span><text:span text:style-name="T100"> </text:span><text:span text:style-name="T109">control</text:span><text:span text:style-name="T110">(Git&amp;Github) </text:span><text:span text:style-name="T137">•</text:span><text:span text:style-name="T139">Figma </text:span><text:span text:style-name="T100">•WebScraping </text:span><text:span text:style-name="T110">•</text:span><text:span text:style-name="T112">Haskell </text:span><text:span text:style-name="T137">•</text:span><text:span text:style-name="T138">Linux </text:span><text:span text:style-name="T112">•Prolog </text:span><text:span text:style-name="T109">•</text:span><text:span text:style-name="T114">VHDL </text:span><text:span text:style-name="T137">•</text:span><text:span text:style-name="T140">Gimp </text:span></text:p>
        <text:p text:style-name="P40"><text:span text:style-name="T100">•</text:span><text:span text:style-name="T109">Photoshop</text:span><text:span text:style-name="T100"> •Object-Oriented-Programming(OOP) •</text:span><text:span text:style-name="T102">Data </text:span><text:span text:style-name="T103">Structure</text:span><text:span text:style-name="T106">s</text:span><text:span text:style-name="T103">&amp;Algorit</text:span><text:span text:style-name="T104">h</text:span><text:span text:style-name="T103">ims </text:span><text:span text:style-name="T100">•</text:span><text:span text:style-name="T136">Google Analytic&amp;Digital Marketing •MSOffice</text:span></text:p>
        <text:h text:style-name="P24" text:outline-level="2">Work<text:span text:style-name="T29"> </text:span>Experience</text:h>
        <text:p text:style-name="P6"><draw:line text:anchor-type="char" draw:z-index="1" draw:name="Shape2" draw:style-name="gr1" draw:text-style-name="P44" svg:x1="7.8803in" svg:y1="0.0461in" svg:x2="0.3902in" svg:y2="0.0461in"><text:p/></draw:line></text:p>
        <text:p text:style-name="P8"><text:span text:style-name="T30">Junior</text:span><text:span text:style-name="T32"> </text:span><text:span text:style-name="T30">Technical</text:span><text:span text:style-name="T32"> </text:span><text:span text:style-name="T30">Assistant<text:tab/></text:span><text:span text:style-name="T42">Oct</text:span><text:span text:style-name="T43"> </text:span><text:span text:style-name="T42">2021</text:span><text:span text:style-name="T43"> </text:span><text:span text:style-name="T42">–</text:span><text:span text:style-name="T43"> </text:span><text:span text:style-name="T42">Jan</text:span><text:span text:style-name="T43"> </text:span><text:span text:style-name="T42">2022</text:span><text:span text:style-name="T43"> </text:span><text:span text:style-name="T42">•</text:span><text:span text:style-name="T43"> </text:span><text:span text:style-name="T42">3</text:span><text:span text:style-name="T43"> </text:span><text:span text:style-name="T42">mos</text:span></text:p>
        <text:p text:style-name="P18"><text:a xlink:type="simple" xlink:href="https://www.guc.edu.eg/" text:style-name="Standard" text:visited-style-name="Standard"><text:span text:style-name="T76">German</text:span></text:a><text:a xlink:type="simple" xlink:href="https://www.guc.edu.eg/" text:style-name="Standard" text:visited-style-name="Standard"><text:span text:style-name="T78"> </text:span></text:a><text:a xlink:type="simple" xlink:href="https://www.guc.edu.eg/" text:style-name="Standard" text:visited-style-name="Standard"><text:span text:style-name="T76">University</text:span></text:a><text:a xlink:type="simple" xlink:href="https://www.guc.edu.eg/" text:style-name="Standard" text:visited-style-name="Standard"><text:span text:style-name="T78"> </text:span></text:a><text:a xlink:type="simple" xlink:href="https://www.guc.edu.eg/" text:style-name="Standard" text:visited-style-name="Standard"><text:span text:style-name="T76">in</text:span></text:a><text:a xlink:type="simple" xlink:href="https://www.guc.edu.eg/" text:style-name="Standard" text:visited-style-name="Standard"><text:span text:style-name="T78"> </text:span></text:a><text:a xlink:type="simple" xlink:href="https://www.guc.edu.eg/" text:style-name="Standard" text:visited-style-name="Standard"><text:span text:style-name="T76">Cairo</text:span></text:a><text:a xlink:type="simple" xlink:href="https://www.guc.edu.eg/" text:style-name="Standard" text:visited-style-name="Standard"><text:span text:style-name="T79"> </text:span></text:a><text:span text:style-name="T3">•</text:span><text:span text:style-name="T79"> </text:span><text:span text:style-name="T3">Part-time <text:s/>- </text:span><text:span text:style-name="T51">Cairo, Egypt</text:span></text:p>
        <text:p text:style-name="P11"><text:span text:style-name="T54">Technologies:</text:span><text:span text:style-name="T57"> </text:span><text:span text:style-name="T54">Java</text:span><text:span text:style-name="T58"> </text:span><text:span text:style-name="T54">•</text:span><text:span text:style-name="T58"> </text:span><text:span text:style-name="T54">Object</text:span><text:span text:style-name="T58"> </text:span><text:span text:style-name="T54">orientated</text:span><text:span text:style-name="T58"> </text:span><text:span text:style-name="T54">programming</text:span><text:span text:style-name="T57"> </text:span><text:span text:style-name="T54">•</text:span><text:span text:style-name="T58"> </text:span><text:span text:style-name="T54">Data</text:span><text:span text:style-name="T58"> </text:span><text:span text:style-name="T54">structure</text:span><text:span text:style-name="T58"> </text:span><text:span text:style-name="T54">•</text:span><text:span text:style-name="T58"> </text:span><text:span text:style-name="T54">Algorithm</text:span></text:p>
        <text:p text:style-name="P20"><text:span text:style-name="T145">•</text:span><text:span text:style-name="T19"> <text:s/></text:span><text:span text:style-name="T3">Helped</text:span><text:span text:style-name="T10"> </text:span><text:span text:style-name="T3">CSE</text:span><text:span text:style-name="T10"> </text:span><text:span text:style-name="T3">students</text:span><text:span text:style-name="T10"> </text:span><text:span text:style-name="T3">(30</text:span><text:span text:style-name="T10"> </text:span><text:span text:style-name="T3">Students)</text:span><text:span text:style-name="T10"> </text:span><text:span text:style-name="T3">to</text:span><text:span text:style-name="T10"> </text:span><text:span text:style-name="T3">understand</text:span><text:span text:style-name="T10"> </text:span><text:span text:style-name="T3">Object-Oriented</text:span><text:span text:style-name="T10"> </text:span><text:span text:style-name="T3">programming,</text:span><text:span text:style-name="T10"> </text:span><text:span text:style-name="T3">use</text:span><text:span text:style-name="T10"> </text:span><text:span text:style-name="T3">Java</text:span><text:span text:style-name="T10"> </text:span><text:span text:style-name="T3">and</text:span><text:span text:style-name="T80"> </text:span><text:span text:style-name="T3">understand</text:span><text:span text:style-name="T81"> </text:span><text:span text:style-name="T3">data</text:span><text:span text:style-name="T82"> </text:span><text:span text:style-name="T3">structures</text:span><text:span text:style-name="T82"> </text:span><text:span text:style-name="T3">and</text:span><text:span text:style-name="T82"> </text:span><text:span text:style-name="T3">algorithms,</text:span><text:span text:style-name="T82"> </text:span><text:span text:style-name="T3">and</text:span><text:span text:style-name="T82"> </text:span><text:span text:style-name="T3">practice</text:span><text:span text:style-name="T82"> </text:span><text:span text:style-name="T3">problems</text:span><text:span text:style-name="T82"> </text:span><text:span text:style-name="T83">to enhance their Problem-Solving.</text:span></text:p>
        <text:p text:style-name="P12"><text:a xlink:type="simple" xlink:href="https://www.linkedin.com/company/incubator-guc/" text:style-name="Standard" text:visited-style-name="Standard"><text:span text:style-name="T41">Web</text:span></text:a><text:span text:style-name="T41"> </text:span><text:a xlink:type="simple" xlink:href="https://www.linkedin.com/company/incubator-guc/" text:style-name="Standard" text:visited-style-name="Standard"><text:span text:style-name="T41">Developer</text:span></text:a><text:span text:style-name="T40"><text:tab/></text:span><text:span text:style-name="T50">Oct</text:span><text:span text:style-name="T44"> </text:span><text:span text:style-name="T50">2021</text:span><text:span text:style-name="T44"> </text:span><text:span text:style-name="T50">–</text:span><text:span text:style-name="T44"> </text:span><text:span text:style-name="T50">present</text:span></text:p>
        <text:p text:style-name="P21"><text:a xlink:type="simple" xlink:href="https://www.linkedin.com/company/incubator-guc/" text:style-name="Standard" text:visited-style-name="Standard"><text:span text:style-name="T115">Incubator</text:span></text:a><text:a xlink:type="simple" xlink:href="https://www.linkedin.com/company/incubator-guc/" text:style-name="Standard" text:visited-style-name="Standard"><text:span text:style-name="T116"> </text:span></text:a><text:a xlink:type="simple" xlink:href="https://www.linkedin.com/company/incubator-guc/" text:style-name="Standard" text:visited-style-name="Standard"><text:span text:style-name="T115">GUC</text:span></text:a><text:a xlink:type="simple" xlink:href="https://www.linkedin.com/company/incubator-guc/" text:style-name="Standard" text:visited-style-name="Standard"><text:span text:style-name="T116"> </text:span></text:a><text:a xlink:type="simple" xlink:href="https://www.linkedin.com/company/incubator-guc/" text:style-name="Standard" text:visited-style-name="Standard"><text:span text:style-name="T115">Club</text:span></text:a><text:a xlink:type="simple" xlink:href="https://www.linkedin.com/company/incubator-guc/" text:style-name="Standard" text:visited-style-name="Standard"><text:span text:style-name="T99"> </text:span></text:a><text:span text:style-name="T117">•</text:span><text:span text:style-name="T99"> </text:span><text:span text:style-name="T117">Part-time - Cairo, Egypt</text:span></text:p>
        <text:p text:style-name="P36"><text:span text:style-name="T53">Technologies:</text:span><text:span text:style-name="T59"> </text:span><text:span text:style-name="T53">MERN</text:span><text:span text:style-name="T65"> </text:span><text:span text:style-name="T53">Stack </text:span><text:span text:style-name="T54">•</text:span><text:span text:style-name="T55">Typescript</text:span><text:span text:style-name="T53"> </text:span><text:span text:style-name="T54">•</text:span><text:span text:style-name="T55">Postman API </text:span></text:p>
        <text:list xml:id="list1906836765" text:style-name="WWNum1">
          <text:list-item>
            <text:p text:style-name="P32"><text:span text:style-name="T89">Implementing</text:span><text:span text:style-name="T92"> </text:span><text:span text:style-name="T89">Projects</text:span><text:span text:style-name="T92"> </text:span><text:span text:style-name="T89">that</text:span><text:span text:style-name="T92"> </text:span><text:span text:style-name="T89">have</text:span><text:span text:style-name="T92"> </text:span><text:span text:style-name="T89">an</text:span><text:span text:style-name="T92"> </text:span><text:span text:style-name="T89">impact</text:span><text:span text:style-name="T92"> </text:span><text:span text:style-name="T89">on</text:span><text:span text:style-name="T92"> </text:span><text:span text:style-name="T89">the</text:span><text:span text:style-name="T92"> </text:span><text:span text:style-name="T89">Club Community</text:span><text:span text:style-name="T92"> </text:span><text:span text:style-name="T89">and</text:span><text:span text:style-name="T93"> </text:span><text:span text:style-name="T89">University</text:span><text:span text:style-name="T92"> </text:span><text:span text:style-name="T89">growth.</text:span></text:p>
          </text:list-item>
        </text:list>
        <text:p text:style-name="P14"><text:span text:style-name="T30">Trainee<text:tab/></text:span><text:span text:style-name="T42">Jun</text:span><text:span text:style-name="T45"> </text:span><text:span text:style-name="T42">2020</text:span><text:span text:style-name="T46"> </text:span><text:span text:style-name="T42">–</text:span><text:span text:style-name="T46"> </text:span><text:span text:style-name="T42">Jul</text:span><text:span text:style-name="T46"> </text:span><text:span text:style-name="T42">2020</text:span><text:span text:style-name="T46"> </text:span><text:span text:style-name="T42">•</text:span><text:span text:style-name="T46"> </text:span><text:span text:style-name="T42">1</text:span><text:span text:style-name="T46"> </text:span><text:span text:style-name="T42">mo</text:span></text:p>
        <text:p text:style-name="P18"><text:a xlink:type="simple" xlink:href="https://tiec.gov.eg/English/Programs/InnovEgypt/Pages/default.aspx#%3A~%3Atext%3DInnovEgypt%20is%20a%20training%20program%2Cto%20establishing%20their%20start%2Dups" text:style-name="Standard" text:visited-style-name="Standard"><text:span text:style-name="T75">INNOVEGYPT</text:span></text:a><text:a xlink:type="simple" xlink:href="https://tiec.gov.eg/English/Programs/InnovEgypt/Pages/default.aspx#%3A~%3Atext%3DInnovEgypt%20is%20a%20training%20program%2Cto%20establishing%20their%20start%2Dups" text:style-name="Standard" text:visited-style-name="Standard"><text:span text:style-name="T77"> </text:span></text:a>•<text:span text:style-name="T77"> </text:span>Internship <text:span text:style-name="T3"><text:s/>- </text:span><text:span text:style-name="T51">Cairo, Egypt</text:span></text:p>
        <text:p text:style-name="P11"><text:span text:style-name="T54">Technologies:</text:span><text:span text:style-name="T69"> </text:span><text:span text:style-name="T54">User</text:span><text:span text:style-name="T72"> </text:span><text:span text:style-name="T54">research</text:span><text:span text:style-name="T72"> </text:span><text:span text:style-name="T54">•</text:span><text:span text:style-name="T72"> </text:span><text:span text:style-name="T54">Prototyping</text:span><text:span text:style-name="T72"> </text:span><text:span text:style-name="T54">•</text:span><text:span text:style-name="T72"> </text:span><text:span text:style-name="T54">Analytic</text:span><text:span text:style-name="T72"> </text:span><text:span text:style-name="T54">•</text:span><text:span text:style-name="T72"> </text:span><text:span text:style-name="T54">Digital</text:span><text:span text:style-name="T72"> </text:span><text:span text:style-name="T54">marketing</text:span></text:p>
        <text:list xml:id="list213207674029574" text:continue-numbering="true" text:style-name="WWNum1">
          <text:list-item>
            <text:p text:style-name="P33"><text:span text:style-name="T89">Contributed</text:span><text:span text:style-name="T94"> </text:span><text:span text:style-name="T89">in</text:span><text:span text:style-name="T95"> </text:span><text:span text:style-name="T89">a</text:span><text:span text:style-name="T94"> </text:span><text:span text:style-name="T89">potential</text:span><text:span text:style-name="T95"> </text:span><text:span text:style-name="T89">Business</text:span><text:span text:style-name="T95"> </text:span><text:span text:style-name="T89">Start-up </text:span><text:span text:style-name="T91">called (Whyليه و)</text:span><text:span text:style-name="T94"> </text:span><text:span text:style-name="T89">for</text:span><text:span text:style-name="T95"> </text:span><text:span text:style-name="T89">Egypt</text:span><text:span text:style-name="T94"> </text:span><text:span text:style-name="T89">growth</text:span><text:span text:style-name="T95"> </text:span><text:span text:style-name="T89">in</text:span><text:span text:style-name="T95"> </text:span><text:span text:style-name="T89">Innove</text:span><text:span text:style-name="T94"> </text:span><text:span text:style-name="T89">Egypt</text:span><text:span text:style-name="T95"> </text:span><text:span text:style-name="T89">program</text:span><text:span text:style-name="T94"> </text:span><text:span text:style-name="T89">Itida</text:span></text:p>
          </text:list-item>
        </text:list>
        <text:h text:style-name="P2" text:outline-level="2">Projects</text:h>
        <text:p text:style-name="P7"><draw:line text:anchor-type="char" draw:z-index="2" draw:name="Shape3" draw:style-name="gr1" draw:text-style-name="P44" svg:x1="7.8803in" svg:y1="0.0465in" svg:x2="0.3902in" svg:y2="0.0465in"><text:p/></draw:line></text:p>
        <text:p text:style-name="P9"><text:a xlink:type="simple" xlink:href="https://osa-warehouse-api.herokuapp.com/" text:style-name="Standard" text:visited-style-name="Standard"><text:span text:style-name="T33">OSA WareHouse</text:span></text:a><text:a xlink:type="simple" xlink:href="https://osa-warehouse-api.herokuapp.com/" text:style-name="Standard" text:visited-style-name="Standard"><text:span text:style-name="T34"> </text:span></text:a><text:a xlink:type="simple" xlink:href="https://osa-warehouse-api.herokuapp.com/" text:style-name="Standard" text:visited-style-name="Standard"><text:span text:style-name="T33">API</text:span></text:a><text:span text:style-name="T30"><text:tab/></text:span><text:span text:style-name="T42">Jun</text:span><text:span text:style-name="T45"> </text:span><text:span text:style-name="T42">2021</text:span><text:span text:style-name="T46"> </text:span><text:span text:style-name="T42">–</text:span><text:span text:style-name="T46"> </text:span><text:span text:style-name="T42">Jul</text:span><text:span text:style-name="T46"> </text:span><text:span text:style-name="T42">2021</text:span><text:span text:style-name="T46"> </text:span><text:span text:style-name="T42">•</text:span><text:span text:style-name="T46"> </text:span><text:span text:style-name="T42">1</text:span><text:span text:style-name="T46"> </text:span><text:span text:style-name="T42">mo</text:span></text:p>
        <text:p text:style-name="P37"><text:span text:style-name="T53">Technologies:</text:span><text:span text:style-name="T59"> </text:span><text:span text:style-name="T53">Python</text:span><text:span text:style-name="T65"> </text:span><text:span text:style-name="T53">•</text:span><text:span text:style-name="T59"> </text:span><text:span text:style-name="T60">SQL</text:span><text:span text:style-name="T53">Alchemy</text:span><text:span text:style-name="T65"> </text:span><text:span text:style-name="T53">•</text:span><text:span text:style-name="T59"> </text:span><text:span text:style-name="T53">Flask • </text:span><text:span text:style-name="T60">WebScraping • WebTesting • Pandas • HTML/CSS</text:span><text:span text:style-name="T66"> </text:span><text:span text:style-name="T60">• JavaScript • </text:span><text:span text:style-name="T61">Postman API </text:span><text:span text:style-name="T62">•</text:span><text:span text:style-name="T63">Google </text:span><text:span text:style-name="T64">a</text:span><text:span text:style-name="T63">nalytics</text:span></text:p>
        <text:p text:style-name="P19"><text:span text:style-name="T145">•</text:span><text:span text:style-name="T19"> <text:s/></text:span><text:span text:style-name="T3">API </text:span><text:span text:style-name="T7">with Documentation </text:span><text:span text:style-name="T6">that</text:span><text:span text:style-name="T119"> </text:span><text:span text:style-name="T120">aid</text:span><text:span text:style-name="T118"> </text:span><text:span text:style-name="T3">developers</text:span><text:span text:style-name="T12"> </text:span><text:span text:style-name="T3">to</text:span><text:span text:style-name="T84"> </text:span><text:span text:style-name="T3">reach</text:span><text:span text:style-name="T86"> </text:span><text:span text:style-name="T3">out</text:span><text:span text:style-name="T86"> </text:span><text:span text:style-name="T3">to</text:span><text:span text:style-name="T86"> </text:span><text:span text:style-name="T3">Product</text:span><text:span text:style-name="T86"> </text:span><text:span text:style-name="T3">and</text:span><text:span text:style-name="T84"> </text:span><text:span text:style-name="T133">Seller</text:span><text:span text:style-name="T86"> </text:span><text:span text:style-name="T88">JSON </text:span><text:span text:style-name="T3">data</text:span><text:span text:style-name="T86"> </text:span><text:span text:style-name="T3">that</text:span><text:span text:style-name="T86"> </text:span><text:span text:style-name="T3">can</text:span><text:span text:style-name="T86"> </text:span><text:span text:style-name="T3">help</text:span><text:span text:style-name="T86"> </text:span><text:span text:style-name="T3">them </text:span><text:span text:style-name="T4">in developing E-commerce Websites </text:span><text:span text:style-name="T9">prototype</text:span><text:span text:style-name="T3">.</text:span></text:p>
        <text:p text:style-name="P5"><text:span text:style-name="T40"><text:s text:c="2"/></text:span><text:a xlink:type="simple" xlink:href="https://github.com/omar-sherif9992/Postgrade_System" text:style-name="Standard" text:visited-style-name="Standard"><text:span text:style-name="T33">Post-grad</text:span></text:a><text:a xlink:type="simple" xlink:href="https://github.com/omar-sherif9992/Postgrade_System" text:style-name="Standard" text:visited-style-name="Standard"><text:span text:style-name="T35"> </text:span></text:a><text:a xlink:type="simple" xlink:href="https://github.com/omar-sherif9992/Postgrade_System" text:style-name="Standard" text:visited-style-name="Standard"><text:span text:style-name="T33">System</text:span></text:a><text:span text:style-name="T30"><text:tab/></text:span><text:span text:style-name="T42">Nov</text:span><text:span text:style-name="T43"> </text:span><text:span text:style-name="T42">2021 –</text:span><text:span text:style-name="T43"> </text:span><text:span text:style-name="T42">Jan 2022 •</text:span><text:span text:style-name="T43"> </text:span><text:span text:style-name="T42">2 mos</text:span></text:p>
        <text:p text:style-name="P17"><text:span text:style-name="T53">Technologies:</text:span><text:span text:style-name="T68"> </text:span><text:span text:style-name="T53">SQL</text:span><text:span text:style-name="T68"> •</text:span><text:span text:style-name="T71">MSSQL </text:span><text:span text:style-name="T53">•</text:span><text:span text:style-name="T68"> </text:span><text:span text:style-name="T53">ASP.NET</text:span><text:span text:style-name="T68"> </text:span><text:span text:style-name="T53">•</text:span><text:span text:style-name="T68"> </text:span><text:span text:style-name="T70">C</text:span><text:span text:style-name="T53">#</text:span><text:span text:style-name="T68"> </text:span><text:span text:style-name="T53">•</text:span><text:span text:style-name="T68"> </text:span><text:span text:style-name="T53">JavaScript</text:span><text:span text:style-name="T68"> </text:span><text:span text:style-name="T53">•</text:span><text:span text:style-name="T68"> </text:span><text:span text:style-name="T53">HTML/CSS/</text:span><text:span text:style-name="T56">Bootstrap</text:span></text:p>
        <text:p text:style-name="P19"><text:span text:style-name="T145">•</text:span><text:span text:style-name="T19"> <text:s/></text:span><text:span text:style-name="T3">A</text:span><text:span text:style-name="T86"> </text:span><text:span text:style-name="T3">Post</text:span><text:span text:style-name="T5">-</text:span><text:span text:style-name="T3">grad</text:span><text:span text:style-name="T86"> </text:span><text:span text:style-name="T87">O</text:span><text:span text:style-name="T3">ﬃce</text:span><text:span text:style-name="T86"> </text:span><text:span text:style-name="T3">wants</text:span><text:span text:style-name="T86"> </text:span><text:span text:style-name="T3">to</text:span><text:span text:style-name="T121"> </text:span><text:span text:style-name="T3">create</text:span><text:span text:style-name="T86"> </text:span><text:span text:style-name="T3">a</text:span><text:span text:style-name="T86"> </text:span><text:span text:style-name="T3">system</text:span><text:span text:style-name="T86"> </text:span><text:span text:style-name="T3">to</text:span><text:span text:style-name="T121"> </text:span><text:span text:style-name="T3">keep</text:span><text:span text:style-name="T86"> </text:span><text:span text:style-name="T3">track</text:span><text:span text:style-name="T86"> </text:span><text:span text:style-name="T3">of</text:span><text:span text:style-name="T86"> </text:span><text:span text:style-name="T3">students</text:span><text:span text:style-name="T86"> </text:span><text:span text:style-name="T3">doing</text:span><text:span text:style-name="T121"> </text:span><text:span text:style-name="T3">their</text:span><text:span text:style-name="T86"> </text:span><text:span text:style-name="T3">post-grad</text:span><text:span text:style-name="T86"> </text:span><text:span text:style-name="T3">studies.</text:span><text:span text:style-name="T86"> </text:span></text:p>
        <text:p text:style-name="P13"><text:a xlink:type="simple" xlink:href="https://drive.google.com/file/d/1GMyTRExup_pZxTLnTBAQiJzGCJIRGCrM/view" text:style-name="Standard" text:visited-style-name="Standard"><text:span text:style-name="T33">The</text:span></text:a><text:a xlink:type="simple" xlink:href="https://drive.google.com/file/d/1GMyTRExup_pZxTLnTBAQiJzGCJIRGCrM/view" text:style-name="Standard" text:visited-style-name="Standard"><text:span text:style-name="T36"> </text:span></text:a><text:a xlink:type="simple" xlink:href="https://drive.google.com/file/d/1GMyTRExup_pZxTLnTBAQiJzGCJIRGCrM/view" text:style-name="Standard" text:visited-style-name="Standard"><text:span text:style-name="T33">Conqueror</text:span></text:a><text:span text:style-name="T30"><text:tab/></text:span><text:span text:style-name="T42">Jun</text:span><text:span text:style-name="T45"> </text:span><text:span text:style-name="T42">2021</text:span><text:span text:style-name="T46"> </text:span><text:span text:style-name="T42">–</text:span><text:span text:style-name="T46"> </text:span><text:span text:style-name="T42">Jul</text:span><text:span text:style-name="T46"> </text:span><text:span text:style-name="T42">2021</text:span><text:span text:style-name="T46"> </text:span><text:span text:style-name="T42">•</text:span><text:span text:style-name="T46"> </text:span><text:span text:style-name="T42">1</text:span><text:span text:style-name="T46"> </text:span><text:span text:style-name="T42">mo</text:span></text:p>
        <text:p text:style-name="P15"><text:span text:style-name="T53">Technologies:</text:span><text:span text:style-name="T65"> </text:span><text:span text:style-name="T53">Java</text:span><text:span text:style-name="T65"> <text:s/>• </text:span><text:span text:style-name="T67">Swing</text:span><text:span text:style-name="T65"> </text:span><text:span text:style-name="T53">•</text:span><text:span text:style-name="T65"> </text:span><text:span text:style-name="T53">Adobe</text:span><text:span text:style-name="T73"> </text:span><text:span text:style-name="T74">P</text:span><text:span text:style-name="T53">hotoshop</text:span></text:p>
        <text:list xml:id="list213208355290592" text:continue-numbering="true" text:style-name="WWNum1">
          <text:list-item>
            <text:p text:style-name="P34"><text:span text:style-name="T89">A</text:span><text:span text:style-name="T96"> </text:span><text:span text:style-name="T89">one-player</text:span><text:span text:style-name="T97"> </text:span><text:span text:style-name="T98">Kingdoms </text:span><text:span text:style-name="T135">War</text:span><text:span text:style-name="T97"> </text:span><text:span text:style-name="T89">Game</text:span><text:span text:style-name="T97"> </text:span><text:span text:style-name="T89">used</text:span><text:span text:style-name="T97"> </text:span><text:span text:style-name="T89">in</text:span><text:span text:style-name="T97"> </text:span><text:span text:style-name="T89">it</text:span><text:span text:style-name="T97"> </text:span><text:span text:style-name="T89">Object-</text:span><text:span text:style-name="T97"> </text:span><text:span text:style-name="T89">Oriented</text:span><text:span text:style-name="T97"> </text:span><text:span text:style-name="T89">Program</text:span><text:span text:style-name="T90">m</text:span><text:span text:style-name="T89">ing</text:span><text:span text:style-name="T97"> </text:span><text:span text:style-name="T89">and</text:span><text:span text:style-name="T97"> </text:span><text:span text:style-name="T89">Design</text:span><text:span text:style-name="T97"> </text:span><text:span text:style-name="T89">Patterns.</text:span></text:p>
            <text:p text:style-name="P35">Educations</text:p>
          </text:list-item>
        </text:list>
      </text:section>
      <text:p text:style-name="P7"><draw:line text:anchor-type="char" draw:z-index="3" draw:name="Shape4" draw:style-name="gr1" draw:text-style-name="P44" svg:x1="7.8803in" svg:y1="0.0461in" svg:x2="0.3902in" svg:y2="0.0461in"><text:p/></draw:line></text:p>
      <text:p text:style-name="P10"><text:span text:style-name="T30">Bachelor's</text:span><text:span text:style-name="T37"> </text:span><text:span text:style-name="T30">degree:</text:span><text:span text:style-name="T38"> </text:span><text:span text:style-name="T30">Bachelor</text:span><text:span text:style-name="T38"> </text:span><text:span text:style-name="T30">Degree</text:span><text:span text:style-name="T38"> </text:span><text:span text:style-name="T30">In</text:span><text:span text:style-name="T38"> </text:span><text:span text:style-name="T30">Computer</text:span><text:span text:style-name="T38"> </text:span><text:span text:style-name="T30">Science</text:span><text:span text:style-name="T38"> </text:span><text:span text:style-name="T30">&amp;</text:span><text:span text:style-name="T38"> </text:span><text:span text:style-name="T30">Engineering<text:tab/></text:span><text:span text:style-name="T42">Jul</text:span><text:span text:style-name="T47"> </text:span><text:span text:style-name="T42">2019</text:span><text:span text:style-name="T48"> </text:span><text:span text:style-name="T42">–</text:span><text:span text:style-name="T48"> </text:span><text:span text:style-name="T42">Jul</text:span><text:span text:style-name="T48"> </text:span><text:span text:style-name="T42">2024</text:span><text:span text:style-name="T47"> </text:span><text:span text:style-name="T42">•</text:span><text:span text:style-name="T48"> </text:span><text:span text:style-name="T42">5</text:span><text:span text:style-name="T48"> </text:span><text:span text:style-name="T42">yrs</text:span></text:p>
      <text:p text:style-name="P26"><text:span text:style-name="T111">• </text:span><text:span text:style-name="T3">German</text:span><text:span text:style-name="T79"> </text:span><text:span text:style-name="T3">University </text:span><text:span text:style-name="T4">in Cairo <text:s/>- </text:span><text:span text:style-name="T52">Cairo, Egypt</text:span></text:p>
      <text:p text:style-name="P28"><text:span text:style-name="T109">• </text:span>Grade/GPA:<text:span text:style-name="T122"> </text:span>0.99<text:span text:style-name="T23"> </text:span>(German<text:span text:style-name="T23"> </text:span>Scale<text:span text:style-name="T122"> </text:span>equivalent<text:span text:style-name="T23"> </text:span>to<text:span text:style-name="T23"> </text:span><text:span text:style-name="T24">GPA </text:span>4) (A+)</text:p>
      <text:p text:style-name="P16"><text:span text:style-name="T30">High</text:span><text:span text:style-name="T39"> </text:span><text:span text:style-name="T30">school</text:span><text:span text:style-name="T39"> </text:span><text:span text:style-name="T30">diploma:</text:span><text:span text:style-name="T32"> </text:span><text:span text:style-name="T30">High</text:span><text:span text:style-name="T39"> </text:span><text:span text:style-name="T30">School </text:span><text:span text:style-name="T31"><text:s/></text:span><text:span text:style-name="T30"><text:tab/></text:span><text:span text:style-name="T42">Jul</text:span><text:span text:style-name="T46"> </text:span><text:span text:style-name="T42">2017</text:span><text:span text:style-name="T46"> </text:span><text:span text:style-name="T42">–</text:span><text:span text:style-name="T49"> </text:span><text:span text:style-name="T42">Jan</text:span><text:span text:style-name="T46"> </text:span><text:span text:style-name="T42">2019</text:span><text:span text:style-name="T46"> </text:span><text:span text:style-name="T42">•</text:span><text:span text:style-name="T46"> </text:span><text:span text:style-name="T42">1</text:span><text:span text:style-name="T46"> </text:span><text:span text:style-name="T42">yr</text:span><text:span text:style-name="T46"> </text:span><text:span text:style-name="T42">6</text:span><text:span text:style-name="T46"> </text:span><text:span text:style-name="T42">mos</text:span></text:p>
      <text:p text:style-name="P29"><text:span text:style-name="T111">• </text:span><text:span text:style-name="T3">Summits</text:span><text:span text:style-name="T82"> </text:span><text:span text:style-name="T3">international</text:span><text:span text:style-name="T82"> </text:span><text:span text:style-name="T3">School <text:s/>- </text:span><text:span text:style-name="T51">Cairo, Egypt</text:span></text:p>
      <text:p text:style-name="P30"><text:span text:style-name="T109">• </text:span>Grade/GPA:<text:span text:style-name="T123"> </text:span>4 <text:span text:style-name="T149">(A+)</text:span> <text:s text:c="52"/><text:span text:style-name="T109">• </text:span><text:span text:style-name="T148">SAT Score :1300/1600</text:span> <text:s text:c="6"/></text:p>
      <text:h text:style-name="P4" text:outline-level="2"><text:span text:style-name="T3">Certifications</text:span><text:span text:style-name="T10"> </text:span><text:span text:style-name="T3">&amp;</text:span><text:span text:style-name="T10"> </text:span><text:span text:style-name="T3">Awards</text:span></text:h>
      <text:p text:style-name="P6"><draw:line text:anchor-type="char" draw:z-index="4" draw:name="Shape5" draw:style-name="gr1" draw:text-style-name="P44" svg:x1="7.8803in" svg:y1="0.0461in" svg:x2="0.3902in" svg:y2="0.0461in"><text:p/></draw:line></text:p>
      <text:p text:style-name="P41"><text:span text:style-name="T12"><text:s text:c="2"/></text:span><text:span text:style-name="T145">•</text:span><text:span text:style-name="T19"> <text:s/></text:span><text:span text:style-name="T3">Ranked</text:span><text:span text:style-name="T84"> </text:span><text:span text:style-name="T3">8</text:span><text:span text:style-name="T153">th</text:span><text:span text:style-name="T3"> </text:span><text:span text:style-name="T8">over MET 700+ students</text:span><text:span text:style-name="T84"> </text:span><text:span text:style-name="T3">in</text:span><text:span text:style-name="T86"> </text:span><text:span text:style-name="T3">the</text:span><text:span text:style-name="T84"> </text:span><text:span text:style-name="T85">4</text:span><text:span text:style-name="T155">th</text:span><text:span text:style-name="T84"> </text:span><text:span text:style-name="T3">Semester</text:span><text:span text:style-name="T124"> </text:span><text:span text:style-name="T3">-</text:span><text:span text:style-name="T86"> </text:span><text:span text:style-name="T3">German</text:span><text:span text:style-name="T84"> </text:span><text:span text:style-name="T3">University</text:span><text:span text:style-name="T84"> </text:span><text:span text:style-name="T3">in</text:span><text:span text:style-name="T86"> </text:span><text:span text:style-name="T3">Cairo<text:tab/></text:span><text:span text:style-name="T125">Sep</text:span><text:span text:style-name="T128"> </text:span><text:span text:style-name="T125">2021</text:span></text:p>
      <text:p text:style-name="P43"><text:span text:style-name="T12"><text:s text:c="2"/></text:span><text:span text:style-name="T145">•</text:span><text:span text:style-name="T19"> <text:s/></text:span><text:span text:style-name="T3">Ranked</text:span><text:span text:style-name="T84"> </text:span><text:span text:style-name="T3">5</text:span><text:span text:style-name="T153">th</text:span><text:span text:style-name="T3"> </text:span><text:span text:style-name="T8">over MET and IET 1000+ students</text:span><text:span text:style-name="T84"> </text:span><text:span text:style-name="T3">in</text:span><text:span text:style-name="T84"> </text:span><text:span text:style-name="T3">the</text:span><text:span text:style-name="T86"> </text:span><text:span text:style-name="T3">3</text:span><text:span text:style-name="T154">rd</text:span><text:span text:style-name="T84"> </text:span><text:span text:style-name="T3">Semester</text:span><text:span text:style-name="T124"> </text:span><text:span text:style-name="T3">-</text:span><text:span text:style-name="T84"> </text:span><text:span text:style-name="T3">German</text:span><text:span text:style-name="T86"> </text:span><text:span text:style-name="T3">University</text:span><text:span text:style-name="T84"> </text:span><text:span text:style-name="T3">in</text:span><text:span text:style-name="T84"> </text:span><text:span text:style-name="T3">Cairo<text:tab/></text:span><text:span text:style-name="T126">Mar</text:span><text:span text:style-name="T129"> </text:span><text:span text:style-name="T126">2021</text:span></text:p>
      <text:p text:style-name="P22"><text:span text:style-name="T12"><text:s text:c="2"/></text:span><text:span text:style-name="T145">•</text:span><text:span text:style-name="T19"> <text:s/></text:span>20+<text:span text:style-name="T29"> </text:span>certificates<text:span text:style-name="T29"> </text:span>on<text:span text:style-name="T29"> </text:span>my<text:span text:style-name="T29"> </text:span>Link<text:span text:style-name="T143">e</text:span>din<text:span text:style-name="T29"> </text:span><text:span text:style-name="T134">Profile</text:span><text:span text:style-name="T131"> -</text:span>Udemy, Udacity, <text:span text:style-name="T150">HackerRank</text:span>, freeCodeCamp,Google,FWD,and<text:span text:style-name="T29"> </text:span>MongoDB<text:tab/><text:span text:style-name="T127">Jan</text:span><text:span text:style-name="T130"> </text:span><text:span text:style-name="T127">2020</text:span></text:p>
      <text:h text:style-name="P1" text:outline-level="2">Languages</text:h>
      <text:p text:style-name="P6"><draw:line text:anchor-type="char" draw:z-index="5" draw:name="Shape6" draw:style-name="gr1" draw:text-style-name="P44" svg:x1="7.8803in" svg:y1="0.0461in" svg:x2="0.3902in" svg:y2="0.0461in"><text:p/></draw:line></text:p>
      <text:p text:style-name="P27"><text:span text:style-name="T146"><text:s/>•</text:span><text:span text:style-name="T20"> <text:s/></text:span><text:span text:style-name="T132">Arabic </text:span><text:span text:style-name="T142">(Native or bilingual proficiency)</text:span><text:span text:style-name="T132"> <text:s text:c="42"/></text:span><text:span text:style-name="T13"><text:s text:c="10"/></text:span><text:span text:style-name="T146"><text:s text:c="2"/></text:span><text:span text:style-name="T20"><text:s text:c="3"/></text:span><text:span text:style-name="T21"><text:s text:c="3"/></text:span><text:span text:style-name="T147">•</text:span><text:span text:style-name="T22"> <text:s/></text:span><text:span text:style-name="T132">English</text:span> (Professional working proficiency) <text:s text:c="7"/><text:span text:style-name="T145">•</text:span><text:span text:style-name="T19"> <text:s/></text:span><text:span text:style-name="T132">German</text:span> (Full professional proficienc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dana VF" svg:font-family="'dana VF'"/>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0" fo:widows="0" fo:text-indent="0in" style:auto-text-indent="false" style:writing-mode="lr-tb"/>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693in" fo:margin-right="0in" fo:text-indent="0in" style:auto-text-indent="false"/>
      <style:text-properties style:font-name="Arial" fo:font-family="Arial" style:font-family-generic="roman" style:font-pitch="variable"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2" style:list-style-name="" style:class="text">
      <style:paragraph-properties fo:margin-left="0.0693in" fo:margin-right="0in" fo:margin-top="0.0874in" fo:margin-bottom="0in" loext:contextual-spacing="false" fo:text-indent="0in" style:auto-text-indent="false"/>
      <style:text-properties style:font-name="Arial" fo:font-family="Arial" style:font-family-generic="roman" style:font-pitch="variable" fo:font-size="10pt" fo:font-weight="bold" style:font-name-asian="Arial2" style:font-family-asian="Arial" style:font-family-generic-asian="system" style:font-pitch-asian="variable" style:font-size-asian="10pt" style:font-weight-asian="bold" style:font-name-complex="Arial2" style:font-family-complex="Arial" style:font-family-generic-complex="system" style:font-pitch-complex="variable" style:font-size-complex="10pt" style:font-weight-complex="bold"/>
    </style:style>
    <style:style style:name="Title" style:family="paragraph" style:parent-style-name="Standard" style:default-outline-level="" style:class="chapter">
      <style:paragraph-properties fo:margin-left="2.0744in" fo:margin-right="2.0874in" fo:margin-top="0.0862in" fo:margin-bottom="0in" loext:contextual-spacing="false" fo:text-align="center" style:justify-single-word="false" fo:text-indent="0in" style:auto-text-indent="false"/>
      <style:text-properties style:font-name="Arial"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List_20_Paragraph" style:display-name="List Paragraph" style:family="paragraph" style:parent-style-name="Standard" style:default-outline-level="">
      <style:paragraph-properties fo:margin-left="0.2083in" fo:margin-right="0in" fo:margin-top="0.0417in" fo:margin-bottom="0in" loext:contextual-spacing="false" fo:text-indent="-0.139in"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Table_20_Paragraph" style:display-name="Table Paragraph" style:family="paragraph" style:parent-style-name="Standard" style:default-outline-level=""/>
    <style:style style:name="Default_20_Paragraph_20_Font" style:display-name="Default Paragraph Font" style:family="text"/>
    <style:style style:name="ListLabel_20_1" style:display-name="ListLabel 1" style:family="text">
      <style:text-properties fo:font-size="9pt" fo:font-style="normal" fo:font-weight="normal"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style:font-style-complex="normal" style:font-weight-complex="normal" style:text-scale="102%"/>
    </style:style>
    <style:style style:name="ListLabel_20_2" style:display-name="ListLabel 2" style:family="text">
      <style:text-properties fo:font-size="9pt" fo:font-style="normal" fo:font-weight="normal"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style:font-style-complex="normal" style:font-weight-complex="normal" style:text-scale="10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1043in" fo:margin-left="0.1728in"/>
        </style:list-level-properties>
      </text:list-level-style-number>
      <text:list-level-style-bullet text:level="2" text:bullet-char="•">
        <style:list-level-properties text:list-level-position-and-space-mode="label-alignment">
          <style:list-level-label-alignment text:label-followed-by="listtab" fo:text-indent="-0.1043in" fo:margin-left="0.9138in"/>
        </style:list-level-properties>
      </text:list-level-style-bullet>
      <text:list-level-style-bullet text:level="3" text:bullet-char="•">
        <style:list-level-properties text:list-level-position-and-space-mode="label-alignment">
          <style:list-level-label-alignment text:label-followed-by="listtab" fo:text-indent="-0.1043in" fo:margin-left="1.6618in"/>
        </style:list-level-properties>
      </text:list-level-style-bullet>
      <text:list-level-style-bullet text:level="4" text:bullet-char="•">
        <style:list-level-properties text:list-level-position-and-space-mode="label-alignment">
          <style:list-level-label-alignment text:label-followed-by="listtab" fo:text-indent="-0.1043in" fo:margin-left="2.4091in"/>
        </style:list-level-properties>
      </text:list-level-style-bullet>
      <text:list-level-style-bullet text:level="5" text:bullet-char="•">
        <style:list-level-properties text:list-level-position-and-space-mode="label-alignment">
          <style:list-level-label-alignment text:label-followed-by="listtab" fo:text-indent="-0.1043in" fo:margin-left="3.1571in"/>
        </style:list-level-properties>
      </text:list-level-style-bullet>
      <text:list-level-style-bullet text:level="6" text:bullet-char="•">
        <style:list-level-properties text:list-level-position-and-space-mode="label-alignment">
          <style:list-level-label-alignment text:label-followed-by="listtab" fo:text-indent="-0.1043in" fo:margin-left="3.9043in"/>
        </style:list-level-properties>
      </text:list-level-style-bullet>
      <text:list-level-style-bullet text:level="7" text:bullet-char="•">
        <style:list-level-properties text:list-level-position-and-space-mode="label-alignment">
          <style:list-level-label-alignment text:label-followed-by="listtab" fo:text-indent="-0.1043in" fo:margin-left="4.652in"/>
        </style:list-level-properties>
      </text:list-level-style-bullet>
      <text:list-level-style-bullet text:level="8" text:bullet-char="•">
        <style:list-level-properties text:list-level-position-and-space-mode="label-alignment">
          <style:list-level-label-alignment text:label-followed-by="listtab" fo:text-indent="-0.1043in" fo:margin-left="5.3992in"/>
        </style:list-level-properties>
      </text:list-level-style-bullet>
      <text:list-level-style-bullet text:level="9" text:bullet-char="•">
        <style:list-level-properties text:list-level-position-and-space-mode="label-alignment">
          <style:list-level-label-alignment text:label-followed-by="listtab" fo:text-indent="-0.1043in" fo:margin-left="6.14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 text:bullet-char="•">
        <style:list-level-properties text:list-level-position-and-space-mode="label-alignment">
          <style:list-level-label-alignment text:label-followed-by="listtab" fo:text-indent="-0.139in" fo:margin-left="0.2083in"/>
        </style:list-level-properties>
        <style:text-properties style:font-name="Arial1"/>
      </text:list-level-style-bullet>
      <text:list-level-style-bullet text:level="2" text:bullet-char="•">
        <style:list-level-properties text:list-level-position-and-space-mode="label-alignment">
          <style:list-level-label-alignment text:label-followed-by="listtab" fo:text-indent="-0.139in" fo:margin-left="0.9516in"/>
        </style:list-level-properties>
      </text:list-level-style-bullet>
      <text:list-level-style-bullet text:level="3" text:bullet-char="•">
        <style:list-level-properties text:list-level-position-and-space-mode="label-alignment">
          <style:list-level-label-alignment text:label-followed-by="listtab" fo:text-indent="-0.139in" fo:margin-left="1.6953in"/>
        </style:list-level-properties>
      </text:list-level-style-bullet>
      <text:list-level-style-bullet text:level="4" text:bullet-char="•">
        <style:list-level-properties text:list-level-position-and-space-mode="label-alignment">
          <style:list-level-label-alignment text:label-followed-by="listtab" fo:text-indent="-0.139in" fo:margin-left="2.4382in"/>
        </style:list-level-properties>
      </text:list-level-style-bullet>
      <text:list-level-style-bullet text:level="5" text:bullet-char="•">
        <style:list-level-properties text:list-level-position-and-space-mode="label-alignment">
          <style:list-level-label-alignment text:label-followed-by="listtab" fo:text-indent="-0.139in" fo:margin-left="3.1819in"/>
        </style:list-level-properties>
      </text:list-level-style-bullet>
      <text:list-level-style-bullet text:level="6" text:bullet-char="•">
        <style:list-level-properties text:list-level-position-and-space-mode="label-alignment">
          <style:list-level-label-alignment text:label-followed-by="listtab" fo:text-indent="-0.139in" fo:margin-left="3.9252in"/>
        </style:list-level-properties>
      </text:list-level-style-bullet>
      <text:list-level-style-bullet text:level="7" text:bullet-char="•">
        <style:list-level-properties text:list-level-position-and-space-mode="label-alignment">
          <style:list-level-label-alignment text:label-followed-by="listtab" fo:text-indent="-0.139in" fo:margin-left="4.6689in"/>
        </style:list-level-properties>
      </text:list-level-style-bullet>
      <text:list-level-style-bullet text:level="8" text:bullet-char="•">
        <style:list-level-properties text:list-level-position-and-space-mode="label-alignment">
          <style:list-level-label-alignment text:label-followed-by="listtab" fo:text-indent="-0.139in" fo:margin-left="5.4118in"/>
        </style:list-level-properties>
      </text:list-level-style-bullet>
      <text:list-level-style-bullet text:level="9" text:bullet-char="•">
        <style:list-level-properties text:list-level-position-and-space-mode="label-alignment">
          <style:list-level-label-alignment text:label-followed-by="listtab" fo:text-indent="-0.139in" fo:margin-left="6.15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083in" fo:margin-bottom="0.1945in" fo:margin-left="0.3193in" fo:margin-right="0.305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307in" fo:margin-bottom="0.1945in" fo:margin-left="0.3193in" fo:margin-right="0.3055in" style:writing-mode="lr-tb" style:layout-grid-color="#c0c0c0" style:layout-grid-lines="2811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7T14:16:14</meta:creation-date>
    <dc:date>2022-03-08T21:31:05.107010812</dc:date>
    <meta:editing-duration>PT2H41M29S</meta:editing-duration>
    <meta:generator>LibreOffice/6.4.7.2$Linux_X86_64 LibreOffice_project/40$Build-2</meta:generator>
    <meta:editing-cycles>87</meta:editing-cycles>
    <meta:document-statistic meta:table-count="0" meta:image-count="0" meta:object-count="0" meta:page-count="1" meta:paragraph-count="43" meta:word-count="452" meta:character-count="3286" meta:non-whitespace-character-count="260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